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835in" fo:break-before="auto" style:use-optimal-row-height="true"/>
    </style:style>
    <style:style style:name="ro7" style:family="table-row">
      <style:table-row-properties style:row-height="0.3453in" fo:break-before="auto" style:use-optimal-row-height="false"/>
    </style:style>
    <style:style style:name="ro8" style:family="table-row">
      <style:table-row-properties style:row-height="0.6354in" fo:break-before="auto" style:use-optimal-row-height="true"/>
    </style:style>
    <style:style style:name="ro9" style:family="table-row">
      <style:table-row-properties style:row-height="0.611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2146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4"/>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office:value-type="string" calcext:value-type="string">
            <text:p>Paralyze Heal</text:p>
          </table:table-cell>
          <table:table-cell table:style-name="ce4"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office:value-type="string" calcext:value-type="string">
            <text:p>null</text:p>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2" office:value-type="string" calcext:value-type="string">
            <text:p>null</text:p>
          </table:table-cell>
          <table:table-cell office:value-type="float" office:value="100" calcext:value-type="float">
            <text:p>1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 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office:value-type="float" office:value="48" calcext:value-type="float">
            <text:p>48</text:p>
          </table:table-cell>
          <table:table-cell office:value-type="string" calcext:value-type="string">
            <text:p>null</text:p>
          </table:table-cell>
          <table:table-cell office:value-type="float" office:value="2000" calcext:value-type="float">
            <text:p>2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 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3"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 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3"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4">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4">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4">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4">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4">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4">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4">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4">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4">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4">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4">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ail</text:p>
          </table:table-cell>
          <table:table-cell office:value-type="string" calcext:value-type="string">
            <text:p>ic-mai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brightpowder</text:p>
          </table:table-cell>
          <table:table-cell office:value-type="string" calcext:value-type="string">
            <text:p>bright-powder</text:p>
          </table:table-cell>
          <table:table-cell office:value-type="string" calcext:value-type="string">
            <text:p>Bright Powder</text:p>
          </table:table-cell>
          <table:table-cell office:value-type="string" calcext:value-type="string">
            <text:p>ひかりのこな</text:p>
          </table:table-cell>
          <table:table-cell office:value-type="string" calcext:value-type="string">
            <text:p>This hold item raises the holder's evasion by 10%</text:p>
          </table:table-cell>
          <table:table-cell office:value-type="string" calcext:value-type="string">
            <text:p>持たせたポケモンに対するわざの命中率が0.9倍になる。</text:p>
          </table:table-cell>
          <table:table-cell office:value-type="string" calcext:value-type="string">
            <text:p>null</text:p>
          </table:table-cell>
          <table:table-cell office:value-type="float" office:value="5" calcext:value-type="float">
            <text:p>5</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n item to be held by a Pokémon. It restores any lowered stat in battle. It can be used only once.</text:p>
          </table:table-cell>
          <table:table-cell office:value-type="string" calcext:value-type="string">
            <text:p>持たせると、能力がマイナスになったとき0に戻す。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office:value-type="string" calcext:value-type="string">
            <text:p>ポケモンに持たせるとすばやさが半分になるが、戦闘でもらえる努力値が2倍にな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text:p>
          </table:table-cell>
          <table:table-cell office:value-type="string" calcext:value-type="string">
            <text:p>がくしゅうそうちを持たせると、戦闘に参加していないポケモンも経験値が貰え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chance of attacking first if the moves all Pokémon use are within the same Speed Priority level.</text:p>
          </table:table-cell>
          <table:table-cell office:value-type="string" calcext:value-type="string">
            <text:p><text:span text:style-name="T2">持たせたポケモンは、毎ターン18.75</text:span>%の確率で、同じ優先度の行動の中で最初に行動できるよう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office:value-type="string" calcext:value-type="string">
            <text:p>持たせるとなつき度の上昇量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An item to be held by a Pokémon. It snaps the holder out of infatuation. It can be used only once.</text:p>
          </table:table-cell>
          <table:table-cell office:value-type="string" calcext:value-type="string">
            <text:p>もたせた ポケモンが メロメロの じょうたいに なったときに いちどだけ かいふく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こうげきが1.5倍になる。</text:p>
          </table:table-cell>
          <table:table-cell office:value-type="string" calcext:value-type="string">
            <text:p>null</text:p>
          </table:table-cell>
          <table:table-cell office:value-type="float" office:value="50" calcext:value-type="float">
            <text:p>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6">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text:p>
          </table:table-cell>
          <table:table-cell office:value-type="string" calcext:value-type="string">
            <text:p>ポケモンに持たせると、攻撃したとき10%の確率で相手をひるませ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ilverpowder</text:p>
          </table:table-cell>
          <table:table-cell office:value-type="string" calcext:value-type="string">
            <text:p>silver-powder</text:p>
          </table:table-cell>
          <table:table-cell office:value-type="string" calcext:value-type="string">
            <text:p>Silver 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text:p>
          </table:table-cell>
          <table:table-cell office:value-type="string" calcext:value-type="string">
            <text:p>ラティオスかラティアスに持たせると、とくこうととくぼうを1.5倍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eepseatooth</text:p>
          </table:table-cell>
          <table:table-cell office:value-type="string" calcext:value-type="string">
            <text:p>deep-sea-tooth</text:p>
          </table:table-cell>
          <table:table-cell office:value-type="string" calcext:value-type="string">
            <text:p>Deep Sea Tooth</text:p>
          </table:table-cell>
          <table:table-cell office:value-type="string" calcext:value-type="string">
            <text:p>しんかいのキバ</text:p>
          </table:table-cell>
          <table:table-cell office:value-type="string" calcext:value-type="string">
            <text:p>If the DeepSeaTooth is held by Clamperl, the holder's Special Attack is doubled.</text:p>
          </table:table-cell>
          <table:table-cell office:value-type="string" calcext:value-type="string">
            <text:p>パールルに持たせると、とくこ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deepseascale</text:p>
          </table:table-cell>
          <table:table-cell office:value-type="string" calcext:value-type="string">
            <text:p>deep-sea-scale</text:p>
          </table:table-cell>
          <table:table-cell office:value-type="string" calcext:value-type="string">
            <text:p>Deep Sea Scale</text:p>
          </table:table-cell>
          <table:table-cell office:value-type="string" calcext:value-type="string">
            <text:p>しんかいのウロコ</text:p>
          </table:table-cell>
          <table:table-cell office:value-type="string" calcext:value-type="string">
            <text:p>If the DeepSeaScale is held by Clamperl, the holder's Special Defence is doubled.</text:p>
          </table:table-cell>
          <table:table-cell office:value-type="string" calcext:value-type="string">
            <text:p>パールルに持たせると、とくぼ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office:value-type="string" calcext:value-type="string">
            <text:p>持たせたポケモンは野生ポケモンから必ず逃げら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text:p>
          </table:table-cell>
          <table:table-cell office:value-type="string" calcext:value-type="string">
            <text:p>持たせたポケモンは進化しな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office:value-type="string" calcext:value-type="string">
            <text:p>ひんし状態になる攻撃技のダメージを受けても10%の確率でHPを1残して耐え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office:value-type="string" calcext:value-type="string">
            <text:p>持たせたポケモンは、戦闘後に貰える経験値が1.5倍に増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office:value-type="string" calcext:value-type="string">
            <text:p>ポケモンに持たせておくと、毎ターン終了時にHPが最大の1/16分だけ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A thick and tough scale. Dragon-type Pokémon may be holding this item when caught.</text:p>
          </table:table-cell>
          <table:table-cell office:value-type="string" calcext:value-type="string">
            <text:p>かたくて じょうぶな ウロコ。ドラゴンタイプの ポケモンが もっていること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If held by a Pikachu, it doubles the power of its moves.</text:p>
          </table:table-cell>
          <table:table-cell office:value-type="string" calcext:value-type="string">
            <text:p>ピカチュウに持たせると、使用する技の威力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7">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glasses</text:p>
          </table:table-cell>
          <table:table-cell office:value-type="string" calcext:value-type="string">
            <text:p>black-glasses</text:p>
          </table:table-cell>
          <table:table-cell office:value-type="string" calcext:value-type="string">
            <text:p>Black 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never-meltice</text:p>
          </table:table-cell>
          <table:table-cell office:value-type="string" calcext:value-type="string">
            <text:p>never-melt-ice</text:p>
          </table:table-cell>
          <table:table-cell office:value-type="string" calcext:value-type="string">
            <text:p>Never-Melt 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wistedspoon</text:p>
          </table:table-cell>
          <table:table-cell office:value-type="string" calcext:value-type="string">
            <text:p>twisted-spoon</text:p>
          </table:table-cell>
          <table:table-cell office:value-type="string" calcext:value-type="string">
            <text:p>Twisted 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text:p>
          </table:table-cell>
          <table:table-cell office:value-type="string" calcext:value-type="string">
            <text:p>持たせると、ノーマルタイプのわざの威力が1.2倍になる。</text:p>
          </table:table-cell>
          <table:table-cell office:value-type="string" calcext:value-type="string">
            <text:p>null</text:p>
          </table:table-cell>
          <table:table-cell office:value-type="float" office:value="50" calcext:value-type="float">
            <text:p>5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A transparent device filled with all sorts of data. It was produced by Silph Co.</text:p>
          </table:table-cell>
          <table:table-cell office:value-type="string" calcext:value-type="string">
            <text:p>なかに いろんな じょうほうが つまった とうめいな きかい。 シルフ カンパニーせ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office:value-type="string" calcext:value-type="string">
            <text:p>攻撃技を使用した後、相手に与えたダメージの1/8分だけ自分のHPが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技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Reduces the accuracy of moves targeting the holder by 10%.</text:p>
          </table:table-cell>
          <table:table-cell office:value-type="string" calcext:value-type="string">
            <text:p>この道具を持たせたポケモンに攻撃するポケモンのわざの命中率が0.9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office:value-type="string" calcext:value-type="string">
            <text:p>ラッキーに持たせると、使う技の急所ランクが+2され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If held by a Ditto, doubles its Defense stat. It does not work when Ditto is transformed.</text:p>
          </table:table-cell>
          <table:table-cell office:value-type="string" calcext:value-type="string">
            <text:p>メタモンのぼうぎょが2倍になる。へんしん後はメタルパウダーの効果は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office:value-type="string" calcext:value-type="string">
            <text:p>カラカラ・ガラガラに持たせるとこうげきが2倍になる。</text:p>
          </table:table-cell>
          <table:table-cell office:value-type="string" calcext:value-type="string">
            <text:p>null</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office:value-type="string" calcext:value-type="string">
            <text:p>カモネギに持たせると急所ランクが+2さ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office:value-type="string" calcext:value-type="string">
            <text:p>持たせると、ポケモンコンテストの時に かっこよ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office:value-type="string" calcext:value-type="string">
            <text:p>持たせると、ポケモンコンテストの時に うつく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office:value-type="string" calcext:value-type="string">
            <text:p>持たせると、ポケモンコンテストの時に かわい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office:value-type="string" calcext:value-type="string">
            <text:p>持たせると、ポケモンコンテストの時に かしこ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office:value-type="string" calcext:value-type="string">
            <text:p>持たせると、ポケモンコンテストの時に たくま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office:value-type="string" calcext:value-type="string">
            <text:p>使う技の命中率が1.1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office:value-type="string" calcext:value-type="string">
            <text:p>持たせると、物理技の威力が1.1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style-name="Default" office:value-type="string" calcext:value-type="string">
            <text:p>持たせると、特殊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office:value-type="string" calcext:value-type="string">
            <text:p>持たせると、効果が抜群のわざを使ったときのダメージ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office:value-type="string" calcext:value-type="string">
            <text:p>持たせたポケモンが使用した技でリフレクター、ひかりのかべ状態が発生し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office:value-type="string" calcext:value-type="string">
            <text:p>使う攻撃技のダメージが1.3倍になるが、成功するたびに最大HPの1/10分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5">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a charge move, the turn where the Pokémon charges is skipped and the Pokémon immediately attacks. The Power Herb disappears after use.</text:p>
          </table:table-cell>
          <table:table-cell office:value-type="string" calcext:value-type="string">
            <text:p>溜め技を溜めずに使用できる。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office:value-type="string" calcext:value-type="string">
            <text:p>持たせると、ターン終了時にもうどく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office:value-type="string" calcext:value-type="string">
            <text:p>持たせると、ターン終了時にやけど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4">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office:value-type="string" calcext:value-type="string">
            <text:p>メタモンに持たせると、すばやさが2倍になる。へんしん状態になると効果が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office:value-type="string" calcext:value-type="string">
            <text:p>HPが満タンのとき一撃でひんしになる攻撃技のダメージを受けても、HPを1残して持ちこたえる。1度発動すると無く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office:value-type="string" calcext:value-type="string">
            <text:p>そのターンに、すでに行動している相手に対して使う技の命中率が1.2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text:p>
          </table:table-cell>
          <table:table-cell office:value-type="string" calcext:value-type="string">
            <text:p>同じわざを連続して使うと、そのたびに与えるダメージが増えていく。</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office:value-type="string" calcext:value-type="string">
            <text:p>持たせると、すばやさが0.5倍になる。地面にいないポケモンは地面にいるよう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30" calcext:value-type="float">
            <text:p>1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text:p>
          </table:table-cell>
          <table:table-cell office:value-type="string" calcext:value-type="string">
            <text:p>ポケモンに持たせておくと、メロメロ状態になったとき相手もメロメロ状態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9">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office:value-type="string" calcext:value-type="string">
            <text:p>どくタイプを持つポケモンなら毎ターン終了時に最大HPの1/16を回復する。どくタイプを持たないポケモンなら毎ターン終了時に最大HPの1/8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office:value-type="string" calcext:value-type="string">
            <text:p>持たせポケモンが天気をあら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office:value-type="string" calcext:value-type="string">
            <text:p>持たせポケモンが天気をすなあらし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office:value-type="string" calcext:value-type="string">
            <text:p>持たせポケモンが天気をにほんば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office:value-type="string" calcext:value-type="string">
            <text:p>持たせポケモンが天気をあめ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held by a Pokémon, it causes binding moves used by the holder to always bind for 5 turns.</text:p>
          </table:table-cell>
          <table:table-cell office:value-type="string" calcext:value-type="string">
            <text:p>持たせたポケモンがバインド状態を発生させると、持続するターンが5ターン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office:value-type="string" calcext:value-type="string">
            <text:p>持たせると、最初に使用したわざしか出せなくなるが、すばやさが1.5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10">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office:value-type="string" calcext:value-type="string">
            <text:p>持っているポケモンは、毎ターン終了時に最大HPの1/8分のダメージを受ける。もちものが無いポケモンから直接攻撃を受けると、相手のもちもの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halved but it will gain 4 additional HP Effort Values.</text:p>
          </table:table-cell>
          <table:table-cell office:value-type="string" calcext:value-type="string">
            <text:p>ポケモンに持たせると、戦闘時にすばやさが半分になるが、もらえるHP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halved but it will gain 4 additional Attack Effort Values.</text:p>
          </table:table-cell>
          <table:table-cell office:value-type="string" calcext:value-type="string">
            <text:p>ポケモンに持たせると、戦闘時にすばやさが半分になるが、もらえるこうげき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text:span text:style-name="T2">When this item is held by a Pokémon, the holder's Speed is halved but it will gain 4 additional Defence</text:span> Effort Values.</text:p>
          </table:table-cell>
          <table:table-cell office:value-type="string" calcext:value-type="string">
            <text:p>ポケモンに持たせると、戦闘時にすばやさが半分になるが、もらえるぼうぎょ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halved but it will gain 4 additional Special Attack Effort Values.</text:p>
          </table:table-cell>
          <table:table-cell office:value-type="string" calcext:value-type="string">
            <text:p>ポケモンに持たせると、戦闘時にすばやさが半分になるが、もらえるとくこ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halved but it will gain 4 additional Special Defence Effort Values.</text:p>
          </table:table-cell>
          <table:table-cell office:value-type="string" calcext:value-type="string">
            <text:p>ポケモンに持たせると、戦闘時にすばやさが半分になるが、もらえるとくぼ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halved but it will gain 4 additional Speed Effort Values.</text:p>
          </table:table-cell>
          <table:table-cell office:value-type="string" calcext:value-type="string">
            <text:p>ポケモンに持たせると、戦闘時にすばやさが半分になるが、もらえるすばやさ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the holder will not be affected by any moves or abilities which would prevent it from switching out.</text:p>
          </table:table-cell>
          <table:table-cell office:value-type="string" calcext:value-type="string">
            <text:p>持たせたポケモンは、交代を防ぐ効果を無視して入れ替えることが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A Pokémon held item that boosts the power of HP-stealing moves to let the holder recover more HP.</text:p>
          </table:table-cell>
          <table:table-cell office:value-type="string" calcext:value-type="string">
            <text:p>もたせると HPを すいとる わざで いつもより おおく じぶんの HPを かいふく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とくこう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3">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text:p>
          </table:table-cell>
          <table:table-cell table:style-name="Default" office:value-type="string" calcext:value-type="string">
            <text:p><text:span text:style-name="T2">持たせると、エスパータイプのわざ</text:span>の威力が1.2倍になる。 </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text:p>
          </table:table-cell>
          <table:table-cell office:value-type="string" calcext:value-type="string">
            <text:p><text:span text:style-name="T2">持たせると、いわ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text:p>
          </table:table-cell>
          <table:table-cell office:value-type="string" calcext:value-type="string">
            <text:p><text:span text:style-name="T2">持たせると、みず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text:p>
          </table:table-cell>
          <table:table-cell office:value-type="string" calcext:value-type="string">
            <text:p><text:span text:style-name="T2">持たせると、くさ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A protective item of some sort. It is extremely stiff and heavy. It is loved by a certain Pokémon.</text:p>
          </table:table-cell>
          <table:table-cell office:value-type="string" calcext:value-type="string">
            <text:p>なにかの プロテクター。 とても かたくて おもい。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A box packed with a tremendous amount of electric energy. It is loved by a certain Pokémon.</text:p>
          </table:table-cell>
          <table:table-cell office:value-type="string" calcext:value-type="string">
            <text:p>とてつもない でんき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A box packed with a tremendous amount of magma energy. It is loved by a certain Pokémon.</text:p>
          </table:table-cell>
          <table:table-cell office:value-type="string" calcext:value-type="string">
            <text:p>とてつもない マグマ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A transparent device overflowing with dubious data. Its producer is unknown.</text:p>
          </table:table-cell>
          <table:table-cell office:value-type="string" calcext:value-type="string">
            <text:p>なかに あやしい じょうほうが つまった とうめいな きかい。せいさくしゃは ふめ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A cloth imbued with horrifyingly strong spiritual energy. It is loved by a certain Pokémon.</text:p>
          </table:table-cell>
          <table:table-cell office:value-type="string" calcext:value-type="string">
            <text:p>おそろしく つよい れいりょくが こめられている ぬの。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text:p>
          </table:table-cell>
          <table:table-cell office:value-type="string" calcext:value-type="string">
            <text:p>持たせると、攻撃技を使用したとき10%の確率で相手をひるませ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tm01</text:p>
          </table:table-cell>
          <table:table-cell office:value-type="string" calcext:value-type="string">
            <text:p>tm-fighting</text:p>
          </table:table-cell>
          <table:table-cell office:value-type="string" calcext:value-type="string">
            <text:p>TM01</text:p>
          </table:table-cell>
          <table:table-cell office:value-type="string" calcext:value-type="string">
            <text:p>わざマシン01</text:p>
          </table:table-cell>
          <table:table-cell office:value-type="string" calcext:value-type="string">
            <text:p>The user focuses its mind before launching this attack. It will fail if the user is hit before it is used.</text:p>
          </table:table-cell>
          <table:table-cell office:value-type="string" calcext:value-type="string">
            <text:p>せいしんを たかめて こうげきする。わざを だすまえに こうげきを うけると しっぱい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2</text:p>
          </table:table-cell>
          <table:table-cell office:value-type="string" calcext:value-type="string">
            <text:p>tm-dragon</text:p>
          </table:table-cell>
          <table:table-cell office:value-type="string" calcext:value-type="string">
            <text:p>TM02</text:p>
          </table:table-cell>
          <table:table-cell office:value-type="string" calcext:value-type="string">
            <text:p>わざマシン02</text:p>
          </table:table-cell>
          <table:table-cell office:value-type="string" calcext:value-type="string">
            <text:p>Sharp, huge claws hook and slash the foe quickly and with great power.</text:p>
          </table:table-cell>
          <table:table-cell office:value-type="string" calcext:value-type="string">
            <text:p>するどく とがった きょだいな ツメで あいてを きりさいて こうげき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3</text:p>
          </table:table-cell>
          <table:table-cell office:value-type="string" calcext:value-type="string">
            <text:p>tm-water</text:p>
          </table:table-cell>
          <table:table-cell office:value-type="string" calcext:value-type="string">
            <text:p>TM03</text:p>
          </table:table-cell>
          <table:table-cell office:value-type="string" calcext:value-type="string">
            <text:p>わざマシン03</text:p>
          </table:table-cell>
          <table:table-cell office:value-type="string" calcext:value-type="string">
            <text:p>The foe is hit with a pulsing blast of water. It may also confuse the target.</text:p>
          </table:table-cell>
          <table:table-cell office:value-type="string" calcext:value-type="string">
            <text:p>みずの しんどうを あいてに あたえて こうげきする。あいてを こんらん させ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4</text:p>
          </table:table-cell>
          <table:table-cell office:value-type="string" calcext:value-type="string">
            <text:p>tm-psychic</text:p>
          </table:table-cell>
          <table:table-cell office:value-type="string" calcext:value-type="string">
            <text:p>TM04</text:p>
          </table:table-cell>
          <table:table-cell office:value-type="string" calcext:value-type="string">
            <text:p>わざマシン04</text:p>
          </table:table-cell>
          <table:table-cell office:value-type="string" calcext:value-type="string">
            <text:p>The user quietly focuses its mind and calms its spirit to raise its Sp. Atk and Sp. Def stats.</text:p>
          </table:table-cell>
          <table:table-cell table:style-name="Default" office:value-type="string" calcext:value-type="string">
            <text:p>しずかに せいしんを とういつし こころを しずめる ことで じぶんの とくこうと とくぼう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5</text:p>
          </table:table-cell>
          <table:table-cell office:value-type="string" calcext:value-type="string">
            <text:p>tm-normal</text:p>
          </table:table-cell>
          <table:table-cell office:value-type="string" calcext:value-type="string">
            <text:p>TM05</text:p>
          </table:table-cell>
          <table:table-cell office:value-type="string" calcext:value-type="string">
            <text:p>わざマシン05</text:p>
          </table:table-cell>
          <table:table-cell office:value-type="string" calcext:value-type="string">
            <text:p>The foe is scared off, to be replaced by another Pokémon in its party. In the wild, the battle ends.</text:p>
          </table:table-cell>
          <table:table-cell office:value-type="string" calcext:value-type="string">
            <text:p>あいてを にがして ひかえの ポケモンを ひきずりだす。やせいの ばあいは せんとうが おわ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6</text:p>
          </table:table-cell>
          <table:table-cell office:value-type="string" calcext:value-type="string">
            <text:p>tm-poison</text:p>
          </table:table-cell>
          <table:table-cell office:value-type="string" calcext:value-type="string">
            <text:p>TM06</text:p>
          </table:table-cell>
          <table:table-cell office:value-type="string" calcext:value-type="string">
            <text:p>わざマシン06</text:p>
          </table:table-cell>
          <table:table-cell office:value-type="string" calcext:value-type="string">
            <text:p>A move that leaves the foe badly poisoned. This poison damage worsens every turn.</text:p>
          </table:table-cell>
          <table:table-cell office:value-type="string" calcext:value-type="string">
            <text:p>あいてを もうどくの じょうたいに する。ターンが すすむほど どくの ダメージが ふえていく。</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7</text:p>
          </table:table-cell>
          <table:table-cell office:value-type="string" calcext:value-type="string">
            <text:p>tm-ice</text:p>
          </table:table-cell>
          <table:table-cell office:value-type="string" calcext:value-type="string">
            <text:p>TM07</text:p>
          </table:table-cell>
          <table:table-cell office:value-type="string" calcext:value-type="string">
            <text:p>わざマシン07</text:p>
          </table:table-cell>
          <table:table-cell office:value-type="string" calcext:value-type="string">
            <text:p>Summons a hailstorm that lasts for five turns. The hailstorm damages all types except Ice.</text:p>
          </table:table-cell>
          <table:table-cell table:style-name="Default" office:value-type="string" calcext:value-type="string">
            <text:p>5ターンの あいだ あられを ふらして こおりタイプで ない ポケモン ぜんいん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8</text:p>
          </table:table-cell>
          <table:table-cell office:value-type="string" calcext:value-type="string">
            <text:p>tm-fighting</text:p>
          </table:table-cell>
          <table:table-cell office:value-type="string" calcext:value-type="string">
            <text:p>TM08</text:p>
          </table:table-cell>
          <table:table-cell office:value-type="string" calcext:value-type="string">
            <text:p>わざマシン08</text:p>
          </table:table-cell>
          <table:table-cell office:value-type="string" calcext:value-type="string">
            <text:p>The user tenses its muscles to bulk up its body, boosting both its Attack and Defense stats.</text:p>
          </table:table-cell>
          <table:table-cell office:value-type="string" calcext:value-type="string">
            <text:p>からだに ちからを こめて きんにくを ぶあつく することで じぶんの こうげきと ぼうぎょ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9</text:p>
          </table:table-cell>
          <table:table-cell office:value-type="string" calcext:value-type="string">
            <text:p>tm-grass</text:p>
          </table:table-cell>
          <table:table-cell office:value-type="string" calcext:value-type="string">
            <text:p>TM09</text:p>
          </table:table-cell>
          <table:table-cell office:value-type="string" calcext:value-type="string">
            <text:p>わざマシン09</text:p>
          </table:table-cell>
          <table:table-cell office:value-type="string" calcext:value-type="string">
            <text:p>The user forcefully shoots seeds at the foe. Two to five seeds are shot in rapid succession.</text:p>
          </table:table-cell>
          <table:table-cell office:value-type="string" calcext:value-type="string">
            <text:p>タネを いきおいよく あいてに はっしゃして こうげきする。 2-5かいの あいだ れんぞくで だす。</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0</text:p>
          </table:table-cell>
          <table:table-cell office:value-type="string" calcext:value-type="string">
            <text:p>tm-normal</text:p>
          </table:table-cell>
          <table:table-cell office:value-type="string" calcext:value-type="string">
            <text:p>TM10</text:p>
          </table:table-cell>
          <table:table-cell office:value-type="string" calcext:value-type="string">
            <text:p>わざマシン10</text:p>
          </table:table-cell>
          <table:table-cell office:value-type="string" calcext:value-type="string">
            <text:p>A variable move that changes type and power depending on the hidden ability of the Pokémon using it.</text:p>
          </table:table-cell>
          <table:table-cell office:value-type="string" calcext:value-type="string">
            <text:p>おぼえる ポケモンの かくされた のうりょくで わざの タイプと いりょくが かわ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5000" calcext:value-type="float">
            <text:p>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1</text:p>
          </table:table-cell>
          <table:table-cell office:value-type="string" calcext:value-type="string">
            <text:p>tm-fire</text:p>
          </table:table-cell>
          <table:table-cell office:value-type="string" calcext:value-type="string">
            <text:p>TM11</text:p>
          </table:table-cell>
          <table:table-cell office:value-type="string" calcext:value-type="string">
            <text:p>わざマシン11</text:p>
          </table:table-cell>
          <table:table-cell office:value-type="string" calcext:value-type="string">
            <text:p>The user intensifies the sun for five turns, powering up Fire-type moves.</text:p>
          </table:table-cell>
          <table:table-cell office:value-type="string" calcext:value-type="string">
            <text:p>5ターンの あいだ ひざしを つよくして ほのお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2</text:p>
          </table:table-cell>
          <table:table-cell office:value-type="string" calcext:value-type="string">
            <text:p>tm-dark</text:p>
          </table:table-cell>
          <table:table-cell office:value-type="string" calcext:value-type="string">
            <text:p>TM12</text:p>
          </table:table-cell>
          <table:table-cell office:value-type="string" calcext:value-type="string">
            <text:p>わざマシン12</text:p>
          </table:table-cell>
          <table:table-cell office:value-type="string" calcext:value-type="string">
            <text:p>The foe is taunted into a rage that allows it to use only attack moves for two to four turns.</text:p>
          </table:table-cell>
          <table:table-cell office:value-type="string" calcext:value-type="string">
            <text:p>あいてを おこらせる。2-4ターンの あいだ あいては ダメージを あたえる わざしか だせなくな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3</text:p>
          </table:table-cell>
          <table:table-cell office:value-type="string" calcext:value-type="string">
            <text:p>tm-ice</text:p>
          </table:table-cell>
          <table:table-cell office:value-type="string" calcext:value-type="string">
            <text:p>TM13</text:p>
          </table:table-cell>
          <table:table-cell office:value-type="string" calcext:value-type="string">
            <text:p>わざマシン13</text:p>
          </table:table-cell>
          <table:table-cell office:value-type="string" calcext:value-type="string">
            <text:p>The foe is struck with an icy-cold beam of energy. It may also freeze the target solid.</text:p>
          </table:table-cell>
          <table:table-cell table:style-name="Default" office:value-type="string" calcext:value-type="string">
            <text:p>こごえる ビームを あいてに はっしゃして こうげきする。こおり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4</text:p>
          </table:table-cell>
          <table:table-cell office:value-type="string" calcext:value-type="string">
            <text:p>tm-ice</text:p>
          </table:table-cell>
          <table:table-cell office:value-type="string" calcext:value-type="string">
            <text:p>TM14</text:p>
          </table:table-cell>
          <table:table-cell office:value-type="string" calcext:value-type="string">
            <text:p>わざマシン14</text:p>
          </table:table-cell>
          <table:table-cell office:value-type="string" calcext:value-type="string">
            <text:p>A howling blizzard is summoned to strike the foe. It may also freeze the target solid.</text:p>
          </table:table-cell>
          <table:table-cell office:value-type="string" calcext:value-type="string">
            <text:p>はげしい ふぶきを あいてに ふきつけて こうげきする。こおり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5</text:p>
          </table:table-cell>
          <table:table-cell office:value-type="string" calcext:value-type="string">
            <text:p>tm-normal</text:p>
          </table:table-cell>
          <table:table-cell office:value-type="string" calcext:value-type="string">
            <text:p>TM15</text:p>
          </table:table-cell>
          <table:table-cell office:value-type="string" calcext:value-type="string">
            <text:p>わざマシン15</text:p>
          </table:table-cell>
          <table:table-cell office:value-type="string" calcext:value-type="string">
            <text:p>The foe is attacked with a powerful beam. The user must rest on the next turn to regain its energy.</text:p>
          </table:table-cell>
          <table:table-cell table:style-name="Default" office:value-type="string" calcext:value-type="string">
            <text:p>つよい こうせんを あいてに はっしゃして こうげきする。つぎの ターンは うごけなくなる。</text:p>
          </table:table-cell>
          <table:table-cell office:value-type="float" office:value="7500" calcext:value-type="float">
            <text:p>7500</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6</text:p>
          </table:table-cell>
          <table:table-cell office:value-type="string" calcext:value-type="string">
            <text:p>tm-psychic</text:p>
          </table:table-cell>
          <table:table-cell office:value-type="string" calcext:value-type="string">
            <text:p>TM16</text:p>
          </table:table-cell>
          <table:table-cell office:value-type="string" calcext:value-type="string">
            <text:p>わざマシン16</text:p>
          </table:table-cell>
          <table:table-cell office:value-type="string" calcext:value-type="string">
            <text:p>A wondrous wall of light is put up to suppress damage from special attacks for five turns.</text:p>
          </table:table-cell>
          <table:table-cell office:value-type="string" calcext:value-type="string">
            <text:p>5ターンの あいだ ふしぎな かべで あいてから うける とくしゅ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7</text:p>
          </table:table-cell>
          <table:table-cell office:value-type="string" calcext:value-type="string">
            <text:p>tm-normal</text:p>
          </table:table-cell>
          <table:table-cell office:value-type="string" calcext:value-type="string">
            <text:p>TM17</text:p>
          </table:table-cell>
          <table:table-cell office:value-type="string" calcext:value-type="string">
            <text:p>わざマシン17</text:p>
          </table:table-cell>
          <table:table-cell office:value-type="string" calcext:value-type="string">
            <text:p>It enables the user to evade all attacks. Its chance of failing rises if it is used in succession.</text:p>
          </table:table-cell>
          <table:table-cell office:value-type="string" calcext:value-type="string">
            <text:p>あいての こうげきを まったく うけない。れんぞくで だすと しっぱい しやすい。</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8</text:p>
          </table:table-cell>
          <table:table-cell office:value-type="string" calcext:value-type="string">
            <text:p>tm-water</text:p>
          </table:table-cell>
          <table:table-cell office:value-type="string" calcext:value-type="string">
            <text:p>TM18</text:p>
          </table:table-cell>
          <table:table-cell office:value-type="string" calcext:value-type="string">
            <text:p>わざマシン18</text:p>
          </table:table-cell>
          <table:table-cell office:value-type="string" calcext:value-type="string">
            <text:p>The user summons a heavy rain that falls for five turns, powering up Water-type moves.</text:p>
          </table:table-cell>
          <table:table-cell office:value-type="string" calcext:value-type="string">
            <text:p>5ターンの あいだ あめを ふらせて みず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9</text:p>
          </table:table-cell>
          <table:table-cell office:value-type="string" calcext:value-type="string">
            <text:p>tm-grass</text:p>
          </table:table-cell>
          <table:table-cell office:value-type="string" calcext:value-type="string">
            <text:p>TM19</text:p>
          </table:table-cell>
          <table:table-cell office:value-type="string" calcext:value-type="string">
            <text:p>わざマシン19</text:p>
          </table:table-cell>
          <table:table-cell office:value-type="string" calcext:value-type="string">
            <text:p>A nutrient-draining attack. The user's HP is restored by half the damage taken by the target.</text:p>
          </table:table-cell>
          <table:table-cell office:value-type="string" calcext:value-type="string">
            <text:p>ようぶんを すいとり こうげきする。あたえた ダメージの はんぶんの HPを かいふく 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0</text:p>
          </table:table-cell>
          <table:table-cell office:value-type="string" calcext:value-type="string">
            <text:p>tm-normal</text:p>
          </table:table-cell>
          <table:table-cell office:value-type="string" calcext:value-type="string">
            <text:p>TM20</text:p>
          </table:table-cell>
          <table:table-cell office:value-type="string" calcext:value-type="string">
            <text:p>わざマシン20</text:p>
          </table:table-cell>
          <table:table-cell office:value-type="string" calcext:value-type="string">
            <text:p>The user creates a protective field that prevents status problems like poison, paralysis, burn, and sleep.</text:p>
          </table:table-cell>
          <table:table-cell office:value-type="string" calcext:value-type="string">
            <text:p>5ターンの あいだ ふしぎな ちからに まもられて じょうたい いじょうに ならなくな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1</text:p>
          </table:table-cell>
          <table:table-cell office:value-type="string" calcext:value-type="string">
            <text:p>tm-normal</text:p>
          </table:table-cell>
          <table:table-cell office:value-type="string" calcext:value-type="string">
            <text:p>TM21</text:p>
          </table:table-cell>
          <table:table-cell office:value-type="string" calcext:value-type="string">
            <text:p>わざマシン21</text:p>
          </table:table-cell>
          <table:table-cell office:value-type="string" calcext:value-type="string">
            <text:p>A full-power attack that grows more powerful the less the user likes its Trainer.</text:p>
          </table:table-cell>
          <table:table-cell office:value-type="string" calcext:value-type="string">
            <text:p>ふまんを はらすため ぜんりょくで あいてを こうげきする。なついて いないほど いりょくが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2</text:p>
          </table:table-cell>
          <table:table-cell office:value-type="string" calcext:value-type="string">
            <text:p>tm-grass</text:p>
          </table:table-cell>
          <table:table-cell office:value-type="string" calcext:value-type="string">
            <text:p>TM22</text:p>
          </table:table-cell>
          <table:table-cell office:value-type="string" calcext:value-type="string">
            <text:p>わざマシン22</text:p>
          </table:table-cell>
          <table:table-cell office:value-type="string" calcext:value-type="string">
            <text:p>A two-turn attack. The user gathers light, then blasts a bundled beam on the second turn.</text:p>
          </table:table-cell>
          <table:table-cell office:value-type="string" calcext:value-type="string">
            <text:p>1ターンめに ひかりを いっぱいに あつめ 2ターンめに ひかりの たばを はっしゃして こうげきす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23</text:p>
          </table:table-cell>
          <table:table-cell office:value-type="string" calcext:value-type="string">
            <text:p>tm-steel</text:p>
          </table:table-cell>
          <table:table-cell office:value-type="string" calcext:value-type="string">
            <text:p>TM23</text:p>
          </table:table-cell>
          <table:table-cell office:value-type="string" calcext:value-type="string">
            <text:p>わざマシン23</text:p>
          </table:table-cell>
          <table:table-cell office:value-type="string" calcext:value-type="string">
            <text:p>The foe is slammed with a sturdy tail of steel. It may also lower the target's Defense stat if it hits.</text:p>
          </table:table-cell>
          <table:table-cell table:style-name="Default" office:value-type="string" calcext:value-type="string">
            <text:p>かたい しっぽで あいてを たたきつけて こうげきする。あいての ぼうぎょ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4</text:p>
          </table:table-cell>
          <table:table-cell office:value-type="string" calcext:value-type="string">
            <text:p>tm-electric</text:p>
          </table:table-cell>
          <table:table-cell office:value-type="string" calcext:value-type="string">
            <text:p>TM24</text:p>
          </table:table-cell>
          <table:table-cell office:value-type="string" calcext:value-type="string">
            <text:p>わざマシン24</text:p>
          </table:table-cell>
          <table:table-cell office:value-type="string" calcext:value-type="string">
            <text:p>A strong electric blast is loosed at the foe. It may also leave the foe paralyzed.</text:p>
          </table:table-cell>
          <table:table-cell office:value-type="string" calcext:value-type="string">
            <text:p>つよい でんげきを あいてに あびせて こうげきする。まひ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5</text:p>
          </table:table-cell>
          <table:table-cell office:value-type="string" calcext:value-type="string">
            <text:p>tm-electric</text:p>
          </table:table-cell>
          <table:table-cell office:value-type="string" calcext:value-type="string">
            <text:p>TM25</text:p>
          </table:table-cell>
          <table:table-cell office:value-type="string" calcext:value-type="string">
            <text:p>わざマシン25</text:p>
          </table:table-cell>
          <table:table-cell office:value-type="string" calcext:value-type="string">
            <text:p>A wicked thunderbolt is dropped on the foe to inflict damage. It may also leave the target paralyzed.</text:p>
          </table:table-cell>
          <table:table-cell office:value-type="string" calcext:value-type="string">
            <text:p>はげしい かみなりを あいてに おとして こうげきする。まひ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6</text:p>
          </table:table-cell>
          <table:table-cell office:value-type="string" calcext:value-type="string">
            <text:p>tm-ground</text:p>
          </table:table-cell>
          <table:table-cell office:value-type="string" calcext:value-type="string">
            <text:p>TM26</text:p>
          </table:table-cell>
          <table:table-cell office:value-type="string" calcext:value-type="string">
            <text:p>わざマシン26</text:p>
          </table:table-cell>
          <table:table-cell office:value-type="string" calcext:value-type="string">
            <text:p>The user sets off an earthquake that hits all the Pokémon in the battle.</text:p>
          </table:table-cell>
          <table:table-cell office:value-type="string" calcext:value-type="string">
            <text:p>じしんの しょうげきで まわりに いるものを すべて こうげきする。</text:p>
          </table:table-cell>
          <table:table-cell office:value-type="float" office:value="3000" calcext:value-type="float">
            <text:p>3000</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7</text:p>
          </table:table-cell>
          <table:table-cell office:value-type="string" calcext:value-type="string">
            <text:p>tm-normal</text:p>
          </table:table-cell>
          <table:table-cell office:value-type="string" calcext:value-type="string">
            <text:p>TM27</text:p>
          </table:table-cell>
          <table:table-cell office:value-type="string" calcext:value-type="string">
            <text:p>わざマシン27</text:p>
          </table:table-cell>
          <table:table-cell office:value-type="string" calcext:value-type="string">
            <text:p>A full-power attack that grows more powerful the more the user likes its Trainer.</text:p>
          </table:table-cell>
          <table:table-cell office:value-type="string" calcext:value-type="string">
            <text:p>トレーナーの ために ぜんりょくで あいてを こうげきする。なついて いるほど いりょくは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8</text:p>
          </table:table-cell>
          <table:table-cell office:value-type="string" calcext:value-type="string">
            <text:p>tm-ground</text:p>
          </table:table-cell>
          <table:table-cell office:value-type="string" calcext:value-type="string">
            <text:p>TM28</text:p>
          </table:table-cell>
          <table:table-cell office:value-type="string" calcext:value-type="string">
            <text:p>わざマシン28</text:p>
          </table:table-cell>
          <table:table-cell office:value-type="string" calcext:value-type="string">
            <text:p>The user burrows, then attacks on the second turn. It can also be used to exit dungeons.</text:p>
          </table:table-cell>
          <table:table-cell office:value-type="string" calcext:value-type="string">
            <text:p>1ターンめに もぐり 2ターンめで あいてを こうげきする。どうくつ などから だっしゅつも でき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9</text:p>
          </table:table-cell>
          <table:table-cell office:value-type="string" calcext:value-type="string">
            <text:p>tm-psychic</text:p>
          </table:table-cell>
          <table:table-cell office:value-type="string" calcext:value-type="string">
            <text:p>TM29</text:p>
          </table:table-cell>
          <table:table-cell office:value-type="string" calcext:value-type="string">
            <text:p>わざマシン29</text:p>
          </table:table-cell>
          <table:table-cell office:value-type="string" calcext:value-type="string">
            <text:p>The foe is hit by a strong telekinetic force. It may also reduce the foe's Sp. Def stat.</text:p>
          </table:table-cell>
          <table:table-cell office:value-type="string" calcext:value-type="string">
            <text:p>つよい ねんりきを あいてに おくっ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0</text:p>
          </table:table-cell>
          <table:table-cell office:value-type="string" calcext:value-type="string">
            <text:p>tm-ghost</text:p>
          </table:table-cell>
          <table:table-cell office:value-type="string" calcext:value-type="string">
            <text:p>TM30</text:p>
          </table:table-cell>
          <table:table-cell office:value-type="string" calcext:value-type="string">
            <text:p>わざマシン30</text:p>
          </table:table-cell>
          <table:table-cell office:value-type="string" calcext:value-type="string">
            <text:p>The user hurls a shadowy blob at the foe. It may also lower the foe's Sp. Def stat.</text:p>
          </table:table-cell>
          <table:table-cell office:value-type="string" calcext:value-type="string">
            <text:p>くろいかげの かたまりを なげつけ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1</text:p>
          </table:table-cell>
          <table:table-cell office:value-type="string" calcext:value-type="string">
            <text:p>tm-fighting</text:p>
          </table:table-cell>
          <table:table-cell office:value-type="string" calcext:value-type="string">
            <text:p>TM31</text:p>
          </table:table-cell>
          <table:table-cell office:value-type="string" calcext:value-type="string">
            <text:p>わざマシン31</text:p>
          </table:table-cell>
          <table:table-cell office:value-type="string" calcext:value-type="string">
            <text:p>The user attacks with tough fists, etc. It can also break any barrier such as Light Screen and Reflect.</text:p>
          </table:table-cell>
          <table:table-cell office:value-type="string" calcext:value-type="string">
            <text:p>こぶしなどで こうげきする。ひかりのかべや リフレクターも はかいできる。</text:p>
          </table:table-cell>
          <table:table-cell office:value-type="string" calcext:value-type="string">
            <text:p>null</text:p>
          </table:table-cell>
          <table:table-cell office:value-type="float" office:value="1500" calcext:value-type="float">
            <text:p>1500</text:p>
          </table:table-cell>
          <table:table-cell office:value-type="float" office:value="40" calcext:value-type="float">
            <text:p>4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2</text:p>
          </table:table-cell>
          <table:table-cell office:value-type="string" calcext:value-type="string">
            <text:p>tm-normal</text:p>
          </table:table-cell>
          <table:table-cell office:value-type="string" calcext:value-type="string">
            <text:p>TM32</text:p>
          </table:table-cell>
          <table:table-cell office:value-type="string" calcext:value-type="string">
            <text:p>わざマシン32</text:p>
          </table:table-cell>
          <table:table-cell office:value-type="string" calcext:value-type="string">
            <text:p>The user begins moving so quickly that it creates illusory copies to raise its evasiveness.</text:p>
          </table:table-cell>
          <table:table-cell table:style-name="Default" office:value-type="string" calcext:value-type="string">
            <text:p>すばやい うごきで ぶんしんを つくり あいてを まどわせて かいひりつを あげる。</text:p>
          </table:table-cell>
          <table:table-cell office:value-type="string" calcext:value-type="string">
            <text:p>null</text:p>
          </table:table-cell>
          <table:table-cell office:value-type="float" office:value="500" calcext:value-type="float">
            <text:p>50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3</text:p>
          </table:table-cell>
          <table:table-cell office:value-type="string" calcext:value-type="string">
            <text:p>tm-psychic</text:p>
          </table:table-cell>
          <table:table-cell office:value-type="string" calcext:value-type="string">
            <text:p>TM33</text:p>
          </table:table-cell>
          <table:table-cell office:value-type="string" calcext:value-type="string">
            <text:p>わざマシン33</text:p>
          </table:table-cell>
          <table:table-cell office:value-type="string" calcext:value-type="string">
            <text:p>A wondrous wall of light is put up to suppress damage from physical attacks for five turns.</text:p>
          </table:table-cell>
          <table:table-cell office:value-type="string" calcext:value-type="string">
            <text:p>5ターンの あいだ ふしぎな かべで あいてから うける ぶつり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4</text:p>
          </table:table-cell>
          <table:table-cell office:value-type="string" calcext:value-type="string">
            <text:p>tm-electric</text:p>
          </table:table-cell>
          <table:table-cell office:value-type="string" calcext:value-type="string">
            <text:p>TM34</text:p>
          </table:table-cell>
          <table:table-cell office:value-type="string" calcext:value-type="string">
            <text:p>わざマシン34</text:p>
          </table:table-cell>
          <table:table-cell office:value-type="string" calcext:value-type="string">
            <text:p>The user strikes the foe with a quick jolt of electricity. This attack cannot be evaded.</text:p>
          </table:table-cell>
          <table:table-cell office:value-type="string" calcext:value-type="string">
            <text:p>でんげきを すばやく あいてに あびせる。 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5</text:p>
          </table:table-cell>
          <table:table-cell office:value-type="string" calcext:value-type="string">
            <text:p>tm-fire</text:p>
          </table:table-cell>
          <table:table-cell office:value-type="string" calcext:value-type="string">
            <text:p>TM35</text:p>
          </table:table-cell>
          <table:table-cell office:value-type="string" calcext:value-type="string">
            <text:p>わざマシン35</text:p>
          </table:table-cell>
          <table:table-cell office:value-type="string" calcext:value-type="string">
            <text:p>The foe is scorched with an intense blast of fire. The target may also be left with a burn.</text:p>
          </table:table-cell>
          <table:table-cell office:value-type="string" calcext:value-type="string">
            <text:p>はげしい ほのおを あいてに はっしゃして こうげきする。やけど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6</text:p>
          </table:table-cell>
          <table:table-cell office:value-type="string" calcext:value-type="string">
            <text:p>tm-poison</text:p>
          </table:table-cell>
          <table:table-cell office:value-type="string" calcext:value-type="string">
            <text:p>TM36</text:p>
          </table:table-cell>
          <table:table-cell office:value-type="string" calcext:value-type="string">
            <text:p>わざマシン36</text:p>
          </table:table-cell>
          <table:table-cell office:value-type="string" calcext:value-type="string">
            <text:p>Unsanitary sludge is hurled at the foe. It may also poison the target.</text:p>
          </table:table-cell>
          <table:table-cell office:value-type="string" calcext:value-type="string">
            <text:p>きたない ヘドロを あいてに なげつけて こうげきする。あいてを どく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7</text:p>
          </table:table-cell>
          <table:table-cell office:value-type="string" calcext:value-type="string">
            <text:p>tm-rock</text:p>
          </table:table-cell>
          <table:table-cell office:value-type="string" calcext:value-type="string">
            <text:p>TM37</text:p>
          </table:table-cell>
          <table:table-cell office:value-type="string" calcext:value-type="string">
            <text:p>わざマシン37</text:p>
          </table:table-cell>
          <table:table-cell office:value-type="string" calcext:value-type="string">
            <text:p>A five-turn sandstorm is summoned to hurt all combatants except the Rock, Ground, and Steel types.</text:p>
          </table:table-cell>
          <table:table-cell table:style-name="Default" office:value-type="string" calcext:value-type="string">
            <text:p>5ターンの あいだ すなあらしで いわ じめん はがねタイプ いがいの ポケモン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8</text:p>
          </table:table-cell>
          <table:table-cell office:value-type="string" calcext:value-type="string">
            <text:p>tm-fire</text:p>
          </table:table-cell>
          <table:table-cell office:value-type="string" calcext:value-type="string">
            <text:p>TM38</text:p>
          </table:table-cell>
          <table:table-cell office:value-type="string" calcext:value-type="string">
            <text:p>わざマシン38</text:p>
          </table:table-cell>
          <table:table-cell table:style-name="Default" office:value-type="string" calcext:value-type="string">
            <text:p>The foe is attacked with an intense blast of all-consuming fire. It may also leave the target with a burn.</text:p>
          </table:table-cell>
          <table:table-cell office:value-type="string" calcext:value-type="string">
            <text:p>だいのじの ほのおで あいてを やきつくす。やけど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9</text:p>
          </table:table-cell>
          <table:table-cell office:value-type="string" calcext:value-type="string">
            <text:p>tm-rock</text:p>
          </table:table-cell>
          <table:table-cell office:value-type="string" calcext:value-type="string">
            <text:p>TM39</text:p>
          </table:table-cell>
          <table:table-cell office:value-type="string" calcext:value-type="string">
            <text:p>わざマシン39</text:p>
          </table:table-cell>
          <table:table-cell office:value-type="string" calcext:value-type="string">
            <text:p>Large boulders are hurled at the foe to inflict damage. It lowers the foe's Speed.</text:p>
          </table:table-cell>
          <table:table-cell office:value-type="string" calcext:value-type="string">
            <text:p>がんせきを なげつけて こうげきする。あいての うごきを ふうじることで すばやさを さ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0</text:p>
          </table:table-cell>
          <table:table-cell office:value-type="string" calcext:value-type="string">
            <text:p>tm-flying</text:p>
          </table:table-cell>
          <table:table-cell office:value-type="string" calcext:value-type="string">
            <text:p>TM40</text:p>
          </table:table-cell>
          <table:table-cell office:value-type="string" calcext:value-type="string">
            <text:p>わざマシン40</text:p>
          </table:table-cell>
          <table:table-cell office:value-type="string" calcext:value-type="string">
            <text:p>The user confounds the foe with speed, then strikes. The attack lands without fail.</text:p>
          </table:table-cell>
          <table:table-cell office:value-type="string" calcext:value-type="string">
            <text:p>すばやい うごきで あいてを ほんろうして きりつける。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office:value-type="float" office:value="40" calcext:value-type="float">
            <text:p>4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1</text:p>
          </table:table-cell>
          <table:table-cell office:value-type="string" calcext:value-type="string">
            <text:p>tm-dark</text:p>
          </table:table-cell>
          <table:table-cell office:value-type="string" calcext:value-type="string">
            <text:p>TM41</text:p>
          </table:table-cell>
          <table:table-cell office:value-type="string" calcext:value-type="string">
            <text:p>わざマシン41</text:p>
          </table:table-cell>
          <table:table-cell office:value-type="string" calcext:value-type="string">
            <text:p>The user torments and enrages the foe, making it incapable of using the same move twice in a row.</text:p>
          </table:table-cell>
          <table:table-cell office:value-type="string" calcext:value-type="string">
            <text:p>いちゃもんを つけて おなじ わざを 2かい れんぞくで だせなくす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2</text:p>
          </table:table-cell>
          <table:table-cell office:value-type="string" calcext:value-type="string">
            <text:p>tm-normal</text:p>
          </table:table-cell>
          <table:table-cell office:value-type="string" calcext:value-type="string">
            <text:p>TM42</text:p>
          </table:table-cell>
          <table:table-cell office:value-type="string" calcext:value-type="string">
            <text:p>わざマシン42</text:p>
          </table:table-cell>
          <table:table-cell office:value-type="string" calcext:value-type="string">
            <text:p>An attack move that doubles its power if the user is poisoned, paralyzed, or has a burn.</text:p>
          </table:table-cell>
          <table:table-cell office:value-type="string" calcext:value-type="string">
            <text:p>じぶんが どく まひ やけど じょうたいの とき くりだすと わざの いりょくが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3</text:p>
          </table:table-cell>
          <table:table-cell office:value-type="string" calcext:value-type="string">
            <text:p>tm-normal</text:p>
          </table:table-cell>
          <table:table-cell office:value-type="string" calcext:value-type="string">
            <text:p>TM43</text:p>
          </table:table-cell>
          <table:table-cell office:value-type="string" calcext:value-type="string">
            <text:p>わざマシン43</text:p>
          </table:table-cell>
          <table:table-cell office:value-type="string" calcext:value-type="string">
            <text:p>An attack move with effects that vary depending on the user's environment.</text:p>
          </table:table-cell>
          <table:table-cell office:value-type="string" calcext:value-type="string">
            <text:p>ひみつの ちからで こうげきする。つかう ばしょで ついかこうかが へんか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4</text:p>
          </table:table-cell>
          <table:table-cell office:value-type="string" calcext:value-type="string">
            <text:p>tm-psychic</text:p>
          </table:table-cell>
          <table:table-cell office:value-type="string" calcext:value-type="string">
            <text:p>TM44</text:p>
          </table:table-cell>
          <table:table-cell office:value-type="string" calcext:value-type="string">
            <text:p>わざマシン44</text:p>
          </table:table-cell>
          <table:table-cell office:value-type="string" calcext:value-type="string">
            <text:p>The user goes to sleep for two turns. It fully restores the user's HP and heals any status problem.</text:p>
          </table:table-cell>
          <table:table-cell table:style-name="Default" office:value-type="string" calcext:value-type="string">
            <text:p>2ターンの あいだ ねむり つづける。HPと からだの いじょうを すべて かいふくす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6000" calcext:value-type="float">
            <text:p>6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5</text:p>
          </table:table-cell>
          <table:table-cell office:value-type="string" calcext:value-type="string">
            <text:p>tm-normal</text:p>
          </table:table-cell>
          <table:table-cell office:value-type="string" calcext:value-type="string">
            <text:p>TM45</text:p>
          </table:table-cell>
          <table:table-cell office:value-type="string" calcext:value-type="string">
            <text:p>わざマシン45</text:p>
          </table:table-cell>
          <table:table-cell office:value-type="string" calcext:value-type="string">
            <text:p>If it is the opposite gender of the user, the foe becomes infatuated and less likely to attack.</text:p>
          </table:table-cell>
          <table:table-cell office:value-type="string" calcext:value-type="string">
            <text:p>♂なら♀を ♀なら♂を ゆうわくして メロメロに する。あいては わざが だしにくく なる。</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6</text:p>
          </table:table-cell>
          <table:table-cell office:value-type="string" calcext:value-type="string">
            <text:p>tm-dark</text:p>
          </table:table-cell>
          <table:table-cell office:value-type="string" calcext:value-type="string">
            <text:p>TM46</text:p>
          </table:table-cell>
          <table:table-cell office:value-type="string" calcext:value-type="string">
            <text:p>わざマシン46</text:p>
          </table:table-cell>
          <table:table-cell office:value-type="string" calcext:value-type="string">
            <text:p>The user attacks and steals the foe's held item simultaneously. It can't steal if the user holds an item.</text:p>
          </table:table-cell>
          <table:table-cell office:value-type="string" calcext:value-type="string">
            <text:p>こうげきと どうじに どうぐを ぬすむ。じぶんが どうぐを もっている ばあいは ぬすめ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7</text:p>
          </table:table-cell>
          <table:table-cell office:value-type="string" calcext:value-type="string">
            <text:p>tm-steel</text:p>
          </table:table-cell>
          <table:table-cell office:value-type="string" calcext:value-type="string">
            <text:p>TM47</text:p>
          </table:table-cell>
          <table:table-cell office:value-type="string" calcext:value-type="string">
            <text:p>わざマシン47</text:p>
          </table:table-cell>
          <table:table-cell office:value-type="string" calcext:value-type="string">
            <text:p>The foe is hit with wings of steel. It may also raise the user's Defense stat.</text:p>
          </table:table-cell>
          <table:table-cell office:value-type="string" calcext:value-type="string">
            <text:p>かたい つばさを あいてに たたきつけて こうげきする。じぶんの ぼうぎょ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8</text:p>
          </table:table-cell>
          <table:table-cell office:value-type="string" calcext:value-type="string">
            <text:p>tm-psychic</text:p>
          </table:table-cell>
          <table:table-cell office:value-type="string" calcext:value-type="string">
            <text:p>TM48</text:p>
          </table:table-cell>
          <table:table-cell office:value-type="string" calcext:value-type="string">
            <text:p>わざマシン48</text:p>
          </table:table-cell>
          <table:table-cell office:value-type="string" calcext:value-type="string">
            <text:p>The user employs its psychic power to exchange abilities with the foe.</text:p>
          </table:table-cell>
          <table:table-cell office:value-type="string" calcext:value-type="string">
            <text:p>ちょうのうりょくで じぶんの とくせいと あいての とくせいを いれかえ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9</text:p>
          </table:table-cell>
          <table:table-cell office:value-type="string" calcext:value-type="string">
            <text:p>tm-dark</text:p>
          </table:table-cell>
          <table:table-cell office:value-type="string" calcext:value-type="string">
            <text:p>TM49</text:p>
          </table:table-cell>
          <table:table-cell office:value-type="string" calcext:value-type="string">
            <text:p>わざマシン49</text:p>
          </table:table-cell>
          <table:table-cell office:value-type="string" calcext:value-type="string">
            <text:p>The user steals the effects of any healing or status-changing move the foe attempts to use.</text:p>
          </table:table-cell>
          <table:table-cell office:value-type="string" calcext:value-type="string">
            <text:p>あいてが つかおうとした かいふくわざや のうりょく へんかの わざを うばって じぶんに つかう。</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0</text:p>
          </table:table-cell>
          <table:table-cell office:value-type="string" calcext:value-type="string">
            <text:p>tm-fire</text:p>
          </table:table-cell>
          <table:table-cell office:value-type="string" calcext:value-type="string">
            <text:p>TM50</text:p>
          </table:table-cell>
          <table:table-cell office:value-type="string" calcext:value-type="string">
            <text:p>わざマシン50</text:p>
          </table:table-cell>
          <table:table-cell office:value-type="string" calcext:value-type="string">
            <text:p>The user attacks the foe at full power using fiery energy. It also sharply reduces the user's Sp. Atk.</text:p>
          </table:table-cell>
          <table:table-cell office:value-type="string" calcext:value-type="string">
            <text:p>フルパワーで ほのおの こうげき。つかったあと じぶんの とくこうは がくっと さが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1</text:p>
          </table:table-cell>
          <table:table-cell office:value-type="string" calcext:value-type="string">
            <text:p>tm-flying</text:p>
          </table:table-cell>
          <table:table-cell office:value-type="string" calcext:value-type="string">
            <text:p>TM51</text:p>
          </table:table-cell>
          <table:table-cell office:value-type="string" calcext:value-type="string">
            <text:p>わざマシン51</text:p>
          </table:table-cell>
          <table:table-cell office:value-type="string" calcext:value-type="string">
            <text:p>The user lands and rests its body. It restores the user's HP by up to half of its max HP.</text:p>
          </table:table-cell>
          <table:table-cell office:value-type="string" calcext:value-type="string">
            <text:p>じめんに おりて からだを やすめる。 さいだい HPの はんぶんだけ HPを かいふく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2</text:p>
          </table:table-cell>
          <table:table-cell office:value-type="string" calcext:value-type="string">
            <text:p>tm-fighting</text:p>
          </table:table-cell>
          <table:table-cell office:value-type="string" calcext:value-type="string">
            <text:p>TM52</text:p>
          </table:table-cell>
          <table:table-cell office:value-type="string" calcext:value-type="string">
            <text:p>わざマシン52</text:p>
          </table:table-cell>
          <table:table-cell office:value-type="string" calcext:value-type="string">
            <text:p>The user attacks at full power. It may also lower the foe's Sp. Def stat if it hits.</text:p>
          </table:table-cell>
          <table:table-cell office:value-type="string" calcext:value-type="string">
            <text:p>こんしんの ちからで こうげきする。あたった あいての とくぼうを さげ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3</text:p>
          </table:table-cell>
          <table:table-cell office:value-type="string" calcext:value-type="string">
            <text:p>tm-grass</text:p>
          </table:table-cell>
          <table:table-cell office:value-type="string" calcext:value-type="string">
            <text:p>TM53</text:p>
          </table:table-cell>
          <table:table-cell office:value-type="string" calcext:value-type="string">
            <text:p>わざマシン53</text:p>
          </table:table-cell>
          <table:table-cell office:value-type="string" calcext:value-type="string">
            <text:p>The user draws power from nature and fires it at the foe. It may also lower the target's Sp. Def.</text:p>
          </table:table-cell>
          <table:table-cell office:value-type="string" calcext:value-type="string">
            <text:p>しぜんから いのちの ちからを あつめて はっしゃ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4</text:p>
          </table:table-cell>
          <table:table-cell office:value-type="string" calcext:value-type="string">
            <text:p>tm-normal</text:p>
          </table:table-cell>
          <table:table-cell office:value-type="string" calcext:value-type="string">
            <text:p>TM54</text:p>
          </table:table-cell>
          <table:table-cell office:value-type="string" calcext:value-type="string">
            <text:p>わざマシン54</text:p>
          </table:table-cell>
          <table:table-cell office:value-type="string" calcext:value-type="string">
            <text:p>A restrained attack that prevents the foe from fainting. The target is left with at least 1 HP.</text:p>
          </table:table-cell>
          <table:table-cell office:value-type="string" calcext:value-type="string">
            <text:p>あいての HPが かならず 1だけ のこる ように てかげん して こうげきす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55</text:p>
          </table:table-cell>
          <table:table-cell office:value-type="string" calcext:value-type="string">
            <text:p>tm-water</text:p>
          </table:table-cell>
          <table:table-cell office:value-type="string" calcext:value-type="string">
            <text:p>TM55</text:p>
          </table:table-cell>
          <table:table-cell office:value-type="string" calcext:value-type="string">
            <text:p>わざマシン55</text:p>
          </table:table-cell>
          <table:table-cell office:value-type="string" calcext:value-type="string">
            <text:p>If the foe's HP is down to under half, this attack will hit with double the power.</text:p>
          </table:table-cell>
          <table:table-cell table:style-name="Default" office:value-type="string" calcext:value-type="string">
            <text:p>あいてが HPの はんぶん くらい きずを おっていると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6</text:p>
          </table:table-cell>
          <table:table-cell office:value-type="string" calcext:value-type="string">
            <text:p>tm-dark</text:p>
          </table:table-cell>
          <table:table-cell office:value-type="string" calcext:value-type="string">
            <text:p>TM56</text:p>
          </table:table-cell>
          <table:table-cell office:value-type="string" calcext:value-type="string">
            <text:p>わざマシン56</text:p>
          </table:table-cell>
          <table:table-cell office:value-type="string" calcext:value-type="string">
            <text:p>The user flings its held item at the foe to attack. Its power and effects depend on the item.</text:p>
          </table:table-cell>
          <table:table-cell office:value-type="string" calcext:value-type="string">
            <text:p>もたせた どうぐを すばやく なげつけて こうげきする。 どうぐで いりょくと こうかが かわ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7</text:p>
          </table:table-cell>
          <table:table-cell office:value-type="string" calcext:value-type="string">
            <text:p>tm-electric</text:p>
          </table:table-cell>
          <table:table-cell office:value-type="string" calcext:value-type="string">
            <text:p>TM57</text:p>
          </table:table-cell>
          <table:table-cell office:value-type="string" calcext:value-type="string">
            <text:p>わざマシン57</text:p>
          </table:table-cell>
          <table:table-cell office:value-type="string" calcext:value-type="string">
            <text:p>The user attacks with an electric charge. The user may use any remaining electricity to raise its Sp. Atk stat.</text:p>
          </table:table-cell>
          <table:table-cell office:value-type="string" calcext:value-type="string">
            <text:p>でんげきの たばを あいてに はっしゃする。でんきを ためて じぶんの とくこうを あ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8</text:p>
          </table:table-cell>
          <table:table-cell office:value-type="string" calcext:value-type="string">
            <text:p>tm-normal</text:p>
          </table:table-cell>
          <table:table-cell office:value-type="string" calcext:value-type="string">
            <text:p>TM58</text:p>
          </table:table-cell>
          <table:table-cell office:value-type="string" calcext:value-type="string">
            <text:p>わざマシン58</text:p>
          </table:table-cell>
          <table:table-cell office:value-type="string" calcext:value-type="string">
            <text:p>The user endures any attack, leaving 1 HP. Its chance of failing rises if it is used in succession.</text:p>
          </table:table-cell>
          <table:table-cell office:value-type="string" calcext:value-type="string">
            <text:p>こうげきを うけても HPを かならず 1だけ のこせる。れんぞくで だすと しっぱい しやすい。</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9</text:p>
          </table:table-cell>
          <table:table-cell office:value-type="string" calcext:value-type="string">
            <text:p>tm-dragon</text:p>
          </table:table-cell>
          <table:table-cell office:value-type="string" calcext:value-type="string">
            <text:p>TM59</text:p>
          </table:table-cell>
          <table:table-cell office:value-type="string" calcext:value-type="string">
            <text:p>わざマシン59</text:p>
          </table:table-cell>
          <table:table-cell office:value-type="string" calcext:value-type="string">
            <text:p>The foe is attacked with a shock wave generated by the user's gaping mouth.</text:p>
          </table:table-cell>
          <table:table-cell office:value-type="string" calcext:value-type="string">
            <text:p>おおきな くちから しょうげきはを まきおこして あいてを こうげきす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0</text:p>
          </table:table-cell>
          <table:table-cell office:value-type="string" calcext:value-type="string">
            <text:p>tm-fighting</text:p>
          </table:table-cell>
          <table:table-cell office:value-type="string" calcext:value-type="string">
            <text:p>TM60</text:p>
          </table:table-cell>
          <table:table-cell office:value-type="string" calcext:value-type="string">
            <text:p>わざマシン60</text:p>
          </table:table-cell>
          <table:table-cell office:value-type="string" calcext:value-type="string">
            <text:p>An energy-draining punch. The user's HP is restored by half the damage taken by the target.</text:p>
          </table:table-cell>
          <table:table-cell office:value-type="string" calcext:value-type="string">
            <text:p>こぶしから あいての ちからを すいとる。あたえた ダメージの はんぶんの HPを かいふく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1</text:p>
          </table:table-cell>
          <table:table-cell office:value-type="string" calcext:value-type="string">
            <text:p>tm-fire</text:p>
          </table:table-cell>
          <table:table-cell office:value-type="string" calcext:value-type="string">
            <text:p>TM61</text:p>
          </table:table-cell>
          <table:table-cell office:value-type="string" calcext:value-type="string">
            <text:p>わざマシン61</text:p>
          </table:table-cell>
          <table:table-cell office:value-type="string" calcext:value-type="string">
            <text:p>The user shoots a sinister, bluish white flame at the foe to inflict a burn.</text:p>
          </table:table-cell>
          <table:table-cell office:value-type="string" calcext:value-type="string">
            <text:p>ぶきみで あやしい ほのおを はなって あいてを やけどの じょうたいに す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2</text:p>
          </table:table-cell>
          <table:table-cell office:value-type="string" calcext:value-type="string">
            <text:p>tm-bug</text:p>
          </table:table-cell>
          <table:table-cell office:value-type="string" calcext:value-type="string">
            <text:p>TM62</text:p>
          </table:table-cell>
          <table:table-cell office:value-type="string" calcext:value-type="string">
            <text:p>わざマシン62</text:p>
          </table:table-cell>
          <table:table-cell office:value-type="string" calcext:value-type="string">
            <text:p>The foe is attacked with powdery scales blown by wind. It may also raise all the user's stats.</text:p>
          </table:table-cell>
          <table:table-cell office:value-type="string" calcext:value-type="string">
            <text:p>かぜに りんぷんを のせて こうげきする。 じぶんの すべての のうりょく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3</text:p>
          </table:table-cell>
          <table:table-cell office:value-type="string" calcext:value-type="string">
            <text:p>tm-dark</text:p>
          </table:table-cell>
          <table:table-cell office:value-type="string" calcext:value-type="string">
            <text:p>TM63</text:p>
          </table:table-cell>
          <table:table-cell office:value-type="string" calcext:value-type="string">
            <text:p>わざマシン63</text:p>
          </table:table-cell>
          <table:table-cell office:value-type="string" calcext:value-type="string">
            <text:p>It prevents the foe from using its held item. Its Trainer is also prevented from using items on it.</text:p>
          </table:table-cell>
          <table:table-cell office:value-type="string" calcext:value-type="string">
            <text:p>もたせた どうぐを つかえなくする。トレーナーも その ポケモンには どうぐを つかえ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4</text:p>
          </table:table-cell>
          <table:table-cell office:value-type="string" calcext:value-type="string">
            <text:p>tm-normal</text:p>
          </table:table-cell>
          <table:table-cell office:value-type="string" calcext:value-type="string">
            <text:p>TM64</text:p>
          </table:table-cell>
          <table:table-cell office:value-type="string" calcext:value-type="string">
            <text:p>わざマシン64</text:p>
          </table:table-cell>
          <table:table-cell office:value-type="string" calcext:value-type="string">
            <text:p>The user explodes to inflict damage on all Pokémon in battle. The user faints upon using this move.</text:p>
          </table:table-cell>
          <table:table-cell office:value-type="string" calcext:value-type="string">
            <text:p>おおきな ばくはつを おこして まわりを まきこみ こうげきする。つかったあと ひんしに なる。</text:p>
          </table:table-cell>
          <table:table-cell office:value-type="string" calcext:value-type="string">
            <text:p>null</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5</text:p>
          </table:table-cell>
          <table:table-cell office:value-type="string" calcext:value-type="string">
            <text:p>tm-ghost</text:p>
          </table:table-cell>
          <table:table-cell office:value-type="string" calcext:value-type="string">
            <text:p>TM65</text:p>
          </table:table-cell>
          <table:table-cell office:value-type="string" calcext:value-type="string">
            <text:p>わざマシン65</text:p>
          </table:table-cell>
          <table:table-cell office:value-type="string" calcext:value-type="string">
            <text:p>The user slashes with a sharp claw made from shadows. It has a high critical-hit ratio.</text:p>
          </table:table-cell>
          <table:table-cell office:value-type="string" calcext:value-type="string">
            <text:p>かげから つくった するどい ツメで あいてを きりさく。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6</text:p>
          </table:table-cell>
          <table:table-cell office:value-type="string" calcext:value-type="string">
            <text:p>tm-dark</text:p>
          </table:table-cell>
          <table:table-cell office:value-type="string" calcext:value-type="string">
            <text:p>TM66</text:p>
          </table:table-cell>
          <table:table-cell office:value-type="string" calcext:value-type="string">
            <text:p>わざマシン66</text:p>
          </table:table-cell>
          <table:table-cell office:value-type="string" calcext:value-type="string">
            <text:p>The user stores power, then attacks. If the user can use this attack after the foe, its power is doubled.</text:p>
          </table:table-cell>
          <table:table-cell office:value-type="string" calcext:value-type="string">
            <text:p>ためこんで こうげき。 あいてより あとに こうげき できると わざの いりょくは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7</text:p>
          </table:table-cell>
          <table:table-cell office:value-type="string" calcext:value-type="string">
            <text:p>tm-normal</text:p>
          </table:table-cell>
          <table:table-cell office:value-type="string" calcext:value-type="string">
            <text:p>TM67</text:p>
          </table:table-cell>
          <table:table-cell office:value-type="string" calcext:value-type="string">
            <text:p>わざマシン67</text:p>
          </table:table-cell>
          <table:table-cell office:value-type="string" calcext:value-type="string">
            <text:p>The user recycles a single-use item that has been used in battle so it can be used again.</text:p>
          </table:table-cell>
          <table:table-cell office:value-type="string" calcext:value-type="string">
            <text:p>せんとうちゅうに つかって なくなった じぶんの もちものを さいせい させて つかえるように す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8</text:p>
          </table:table-cell>
          <table:table-cell office:value-type="string" calcext:value-type="string">
            <text:p>tm-normal</text:p>
          </table:table-cell>
          <table:table-cell office:value-type="string" calcext:value-type="string">
            <text:p>TM68</text:p>
          </table:table-cell>
          <table:table-cell office:value-type="string" calcext:value-type="string">
            <text:p>わざマシン68</text:p>
          </table:table-cell>
          <table:table-cell office:value-type="string" calcext:value-type="string">
            <text:p>The user charges the foe using every bit of its power. It must rest on the next turn to recover.</text:p>
          </table:table-cell>
          <table:table-cell office:value-type="string" calcext:value-type="string">
            <text:p>もてる ちからの すべてを あつめて とつげきする。つぎの ターン はんどうで うごけなくなる。</text:p>
          </table:table-cell>
          <table:table-cell office:value-type="string" calcext:value-type="string">
            <text:p>null</text:p>
          </table:table-cell>
          <table:table-cell office:value-type="float" office:value="3750" calcext:value-type="float">
            <text:p>3750</text:p>
          </table:table-cell>
          <table:table-cell office:value-type="string" calcext:value-type="string">
            <text:p>null</text:p>
          </table:table-cell>
          <table:table-cell office:value-type="float" office:value="15000" calcext:value-type="float">
            <text:p>1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9</text:p>
          </table:table-cell>
          <table:table-cell office:value-type="string" calcext:value-type="string">
            <text:p>tm-rock</text:p>
          </table:table-cell>
          <table:table-cell office:value-type="string" calcext:value-type="string">
            <text:p>TM69</text:p>
          </table:table-cell>
          <table:table-cell office:value-type="string" calcext:value-type="string">
            <text:p>わざマシン69</text:p>
          </table:table-cell>
          <table:table-cell office:value-type="string" calcext:value-type="string">
            <text:p>The user polishes its body to reduce drag. It sharply raises the Speed stat.</text:p>
          </table:table-cell>
          <table:table-cell office:value-type="string" calcext:value-type="string">
            <text:p>からだを みがいて くうきの ていこうを すくなくする。すばやさを ぐーんと あげることが でき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0</text:p>
          </table:table-cell>
          <table:table-cell office:value-type="string" calcext:value-type="string">
            <text:p>tm-normal</text:p>
          </table:table-cell>
          <table:table-cell office:value-type="string" calcext:value-type="string">
            <text:p>TM70</text:p>
          </table:table-cell>
          <table:table-cell office:value-type="string" calcext:value-type="string">
            <text:p>わざマシン70</text:p>
          </table:table-cell>
          <table:table-cell office:value-type="string" calcext:value-type="string">
            <text:p>The user flashes a light that cuts the foe's accuracy. It can also be used to illuminate caves.</text:p>
          </table:table-cell>
          <table:table-cell office:value-type="string" calcext:value-type="string">
            <text:p>ひかりで あいての めいちゅうりつを さげる。くらい どうくつも あかるく てらせ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1</text:p>
          </table:table-cell>
          <table:table-cell office:value-type="string" calcext:value-type="string">
            <text:p>tm-rock</text:p>
          </table:table-cell>
          <table:table-cell office:value-type="string" calcext:value-type="string">
            <text:p>TM71</text:p>
          </table:table-cell>
          <table:table-cell office:value-type="string" calcext:value-type="string">
            <text:p>わざマシン71</text:p>
          </table:table-cell>
          <table:table-cell office:value-type="string" calcext:value-type="string">
            <text:p>The user stabs the foe with a sharpened stone from below. It has a high critical-hit ratio.</text:p>
          </table:table-cell>
          <table:table-cell office:value-type="string" calcext:value-type="string">
            <text:p>とがった いわを あいてに つきさして こうげきする。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2</text:p>
          </table:table-cell>
          <table:table-cell office:value-type="string" calcext:value-type="string">
            <text:p>tm-ice</text:p>
          </table:table-cell>
          <table:table-cell office:value-type="string" calcext:value-type="string">
            <text:p>TM72</text:p>
          </table:table-cell>
          <table:table-cell office:value-type="string" calcext:value-type="string">
            <text:p>わざマシン72</text:p>
          </table:table-cell>
          <table:table-cell office:value-type="string" calcext:value-type="string">
            <text:p>An attack move that inflicts double the damage if the user has been hurt by the foe in the same turn.</text:p>
          </table:table-cell>
          <table:table-cell office:value-type="string" calcext:value-type="string">
            <text:p>あいてから わざを うけていると そのあいてに たいして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3</text:p>
          </table:table-cell>
          <table:table-cell office:value-type="string" calcext:value-type="string">
            <text:p>tm-electric</text:p>
          </table:table-cell>
          <table:table-cell office:value-type="string" calcext:value-type="string">
            <text:p>TM73</text:p>
          </table:table-cell>
          <table:table-cell office:value-type="string" calcext:value-type="string">
            <text:p>わざマシン73</text:p>
          </table:table-cell>
          <table:table-cell office:value-type="string" calcext:value-type="string">
            <text:p>A weak electric charge is launched at the foe. It causes paralysis if it hits.</text:p>
          </table:table-cell>
          <table:table-cell office:value-type="string" calcext:value-type="string">
            <text:p>その ターンでは ボルテージが へらなく な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4</text:p>
          </table:table-cell>
          <table:table-cell office:value-type="string" calcext:value-type="string">
            <text:p>tm-steel</text:p>
          </table:table-cell>
          <table:table-cell office:value-type="string" calcext:value-type="string">
            <text:p>TM74</text:p>
          </table:table-cell>
          <table:table-cell office:value-type="string" calcext:value-type="string">
            <text:p>わざマシン74</text:p>
          </table:table-cell>
          <table:table-cell office:value-type="string" calcext:value-type="string">
            <text:p>The user tackles the foe from a high-speed spin. The slower the user, the greater the damage.</text:p>
          </table:table-cell>
          <table:table-cell office:value-type="string" calcext:value-type="string">
            <text:p>からだを こうそくに かいてん させて たいあたりする。 あいてより すばやさが おそいほど つよい。</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5</text:p>
          </table:table-cell>
          <table:table-cell office:value-type="string" calcext:value-type="string">
            <text:p>tm-normal</text:p>
          </table:table-cell>
          <table:table-cell office:value-type="string" calcext:value-type="string">
            <text:p>TM75</text:p>
          </table:table-cell>
          <table:table-cell office:value-type="string" calcext:value-type="string">
            <text:p>わざマシン75</text:p>
          </table:table-cell>
          <table:table-cell office:value-type="string" calcext:value-type="string">
            <text:p>A frenetic dance to uplift the fighting spirit. It sharply raises the user's Attack stat.</text:p>
          </table:table-cell>
          <table:table-cell table:style-name="Default" office:value-type="string" calcext:value-type="string">
            <text:p>たたかいのまいを はげしく おどって きあいを たかめる。じぶんの こうげきを ぐーんと あげる。</text:p>
          </table:table-cell>
          <table:table-cell office:value-type="string" calcext:value-type="string">
            <text:p>null</text:p>
          </table:table-cell>
          <table:table-cell office:value-type="float" office:value="750" calcext:value-type="float">
            <text:p>75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6</text:p>
          </table:table-cell>
          <table:table-cell office:value-type="string" calcext:value-type="string">
            <text:p>tm-rock</text:p>
          </table:table-cell>
          <table:table-cell office:value-type="string" calcext:value-type="string">
            <text:p>TM76</text:p>
          </table:table-cell>
          <table:table-cell office:value-type="string" calcext:value-type="string">
            <text:p>わざマシン76</text:p>
          </table:table-cell>
          <table:table-cell office:value-type="string" calcext:value-type="string">
            <text:p>The user lays a trap of levitating stones around the foe. The trap hurts foes that switch into battle.</text:p>
          </table:table-cell>
          <table:table-cell office:value-type="string" calcext:value-type="string">
            <text:p>あいての まわりに むすうの いわを うかべて こうたいで でてきた ポケモンに ダメージを あたえ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7</text:p>
          </table:table-cell>
          <table:table-cell office:value-type="string" calcext:value-type="string">
            <text:p>tm-normal</text:p>
          </table:table-cell>
          <table:table-cell office:value-type="string" calcext:value-type="string">
            <text:p>TM77</text:p>
          </table:table-cell>
          <table:table-cell office:value-type="string" calcext:value-type="string">
            <text:p>わざマシン77</text:p>
          </table:table-cell>
          <table:table-cell office:value-type="string" calcext:value-type="string">
            <text:p>The user hypnotizes itself into copying any stat change made by the foe.</text:p>
          </table:table-cell>
          <table:table-cell office:value-type="string" calcext:value-type="string">
            <text:p>じぶんに あんじを かけることで のうりょく へんかの じょうたいを あいてと おなじにす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8</text:p>
          </table:table-cell>
          <table:table-cell office:value-type="string" calcext:value-type="string">
            <text:p>tm-normal</text:p>
          </table:table-cell>
          <table:table-cell office:value-type="string" calcext:value-type="string">
            <text:p>TM78</text:p>
          </table:table-cell>
          <table:table-cell office:value-type="string" calcext:value-type="string">
            <text:p>わざマシン78</text:p>
          </table:table-cell>
          <table:table-cell office:value-type="string" calcext:value-type="string">
            <text:p>If it is the opposite gender of the user, the foe is charmed into sharply lowering its Sp. Atk stat.</text:p>
          </table:table-cell>
          <table:table-cell office:value-type="string" calcext:value-type="string">
            <text:p>♂なら♀を ♀なら♂を ゆうわくして あいての とくこうを がくっと さげ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9</text:p>
          </table:table-cell>
          <table:table-cell office:value-type="string" calcext:value-type="string">
            <text:p>tm-dark</text:p>
          </table:table-cell>
          <table:table-cell office:value-type="string" calcext:value-type="string">
            <text:p>TM79</text:p>
          </table:table-cell>
          <table:table-cell office:value-type="string" calcext:value-type="string">
            <text:p>わざマシン79</text:p>
          </table:table-cell>
          <table:table-cell office:value-type="string" calcext:value-type="string">
            <text:p>The user releases a horrible aura imbued with dark thoughts. It may also make the target flinch.</text:p>
          </table:table-cell>
          <table:table-cell table:style-name="Default" office:value-type="string" calcext:value-type="string">
            <text:p>からだから あくいに みちた おそろしい オーラを はっする。あいてを ひるませる ことが あ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0</text:p>
          </table:table-cell>
          <table:table-cell office:value-type="string" calcext:value-type="string">
            <text:p>tm-rock</text:p>
          </table:table-cell>
          <table:table-cell office:value-type="string" calcext:value-type="string">
            <text:p>TM80</text:p>
          </table:table-cell>
          <table:table-cell office:value-type="string" calcext:value-type="string">
            <text:p>わざマシン80</text:p>
          </table:table-cell>
          <table:table-cell table:style-name="Default" office:value-type="string" calcext:value-type="string">
            <text:p>Large boulders are hurled at the foe to inflict damage. It may also make the target flinch.</text:p>
          </table:table-cell>
          <table:table-cell office:value-type="string" calcext:value-type="string">
            <text:p>おおきな いわを はげしく ぶつけて こうげきする。あいてを ひるませる 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1</text:p>
          </table:table-cell>
          <table:table-cell office:value-type="string" calcext:value-type="string">
            <text:p>tm-bug</text:p>
          </table:table-cell>
          <table:table-cell office:value-type="string" calcext:value-type="string">
            <text:p>TM81</text:p>
          </table:table-cell>
          <table:table-cell office:value-type="string" calcext:value-type="string">
            <text:p>わざマシン81</text:p>
          </table:table-cell>
          <table:table-cell office:value-type="string" calcext:value-type="string">
            <text:p>The user slashes at the foe by crossing its scythes or claws as if they were a pair of scissors.</text:p>
          </table:table-cell>
          <table:table-cell office:value-type="string" calcext:value-type="string">
            <text:p>カマや ツメを ハサミのように こうさ させながら あいてを きりさく。</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2</text:p>
          </table:table-cell>
          <table:table-cell office:value-type="string" calcext:value-type="string">
            <text:p>tm-normal</text:p>
          </table:table-cell>
          <table:table-cell office:value-type="string" calcext:value-type="string">
            <text:p>TM82</text:p>
          </table:table-cell>
          <table:table-cell office:value-type="string" calcext:value-type="string">
            <text:p>わざマシン82</text:p>
          </table:table-cell>
          <table:table-cell office:value-type="string" calcext:value-type="string">
            <text:p>While it is asleep, the user randomly uses one of the moves it knows.</text:p>
          </table:table-cell>
          <table:table-cell office:value-type="string" calcext:value-type="string">
            <text:p>じぶんが おぼえている わざの うち どれか 1つを くりだす。 じぶんが ねている ときだけ つかえ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3</text:p>
          </table:table-cell>
          <table:table-cell office:value-type="string" calcext:value-type="string">
            <text:p>tm-normal</text:p>
          </table:table-cell>
          <table:table-cell office:value-type="string" calcext:value-type="string">
            <text:p>TM83</text:p>
          </table:table-cell>
          <table:table-cell office:value-type="string" calcext:value-type="string">
            <text:p>わざマシン83</text:p>
          </table:table-cell>
          <table:table-cell office:value-type="string" calcext:value-type="string">
            <text:p>The user draws power from the Berry it is holding to attack. The Berry determines its type and power.</text:p>
          </table:table-cell>
          <table:table-cell office:value-type="string" calcext:value-type="string">
            <text:p>きのみから ちからを もらい こうげきする。もたせた きのみで わざの タイプと いりょくが かわ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4</text:p>
          </table:table-cell>
          <table:table-cell office:value-type="string" calcext:value-type="string">
            <text:p>tm-poison</text:p>
          </table:table-cell>
          <table:table-cell office:value-type="string" calcext:value-type="string">
            <text:p>TM84</text:p>
          </table:table-cell>
          <table:table-cell office:value-type="string" calcext:value-type="string">
            <text:p>わざマシン84</text:p>
          </table:table-cell>
          <table:table-cell office:value-type="string" calcext:value-type="string">
            <text:p>The foe is stabbed with a tentacle or arm steeped with poison. It may also poison the foe.</text:p>
          </table:table-cell>
          <table:table-cell office:value-type="string" calcext:value-type="string">
            <text:p>どくに そまった しょくしゅや うでで あいてを つきさす。どく じょうたいに す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5</text:p>
          </table:table-cell>
          <table:table-cell office:value-type="string" calcext:value-type="string">
            <text:p>tm-psychic</text:p>
          </table:table-cell>
          <table:table-cell office:value-type="string" calcext:value-type="string">
            <text:p>TM85</text:p>
          </table:table-cell>
          <table:table-cell office:value-type="string" calcext:value-type="string">
            <text:p>わざマシン85</text:p>
          </table:table-cell>
          <table:table-cell office:value-type="string" calcext:value-type="string">
            <text:p>An attack that works only on a sleeping foe. It absorbs half the damage caused to heal the user's HP.</text:p>
          </table:table-cell>
          <table:table-cell office:value-type="string" calcext:value-type="string">
            <text:p>ねている あいての ゆめを たべて こうげきする。ダメージの はんぶん HPを かいふく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6</text:p>
          </table:table-cell>
          <table:table-cell office:value-type="string" calcext:value-type="string">
            <text:p>tm-grass</text:p>
          </table:table-cell>
          <table:table-cell office:value-type="string" calcext:value-type="string">
            <text:p>TM86</text:p>
          </table:table-cell>
          <table:table-cell office:value-type="string" calcext:value-type="string">
            <text:p>わざマシン86</text:p>
          </table:table-cell>
          <table:table-cell office:value-type="string" calcext:value-type="string">
            <text:p>The user snares the foe with grass and trips it. The heavier the foe, the greater the damage.</text:p>
          </table:table-cell>
          <table:table-cell office:value-type="string" calcext:value-type="string">
            <text:p>くさを からませて あいてを ころばせる。あいてが おもいほど いりょくが あ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7</text:p>
          </table:table-cell>
          <table:table-cell office:value-type="string" calcext:value-type="string">
            <text:p>tm-normal</text:p>
          </table:table-cell>
          <table:table-cell office:value-type="string" calcext:value-type="string">
            <text:p>TM87</text:p>
          </table:table-cell>
          <table:table-cell office:value-type="string" calcext:value-type="string">
            <text:p>わざマシン87</text:p>
          </table:table-cell>
          <table:table-cell office:value-type="string" calcext:value-type="string">
            <text:p>The user enrages the foe into confusion. However, it also sharply raises the foe's Attack stat.</text:p>
          </table:table-cell>
          <table:table-cell office:value-type="string" calcext:value-type="string">
            <text:p>あいてを おこらせて こんらん させる。いかりで あいての こうげきは ぐーんと あがってしまう。</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8</text:p>
          </table:table-cell>
          <table:table-cell office:value-type="string" calcext:value-type="string">
            <text:p>tm-flying</text:p>
          </table:table-cell>
          <table:table-cell office:value-type="string" calcext:value-type="string">
            <text:p>TM88</text:p>
          </table:table-cell>
          <table:table-cell office:value-type="string" calcext:value-type="string">
            <text:p>わざマシン88</text:p>
          </table:table-cell>
          <table:table-cell office:value-type="string" calcext:value-type="string">
            <text:p>The user pecks the foe. If the foe is holding a Berry, the user plucks it and gains its effect.</text:p>
          </table:table-cell>
          <table:table-cell office:value-type="string" calcext:value-type="string">
            <text:p>くちばしで こうげき。あいてが きのみを もっているとき ついばんで きのみの こうかを うけら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9</text:p>
          </table:table-cell>
          <table:table-cell office:value-type="string" calcext:value-type="string">
            <text:p>tm-bug</text:p>
          </table:table-cell>
          <table:table-cell office:value-type="string" calcext:value-type="string">
            <text:p>TM89</text:p>
          </table:table-cell>
          <table:table-cell office:value-type="string" calcext:value-type="string">
            <text:p>わざマシン89</text:p>
          </table:table-cell>
          <table:table-cell office:value-type="string" calcext:value-type="string">
            <text:p>After making its attack, the user rushes back to switch places with a party Pokémon in waiting.</text:p>
          </table:table-cell>
          <table:table-cell table:style-name="Default" office:value-type="string" calcext:value-type="string">
            <text:p>こうげき したあと ものすごい スピードで もどってきて ひかえ ポケモンと いれかわ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0</text:p>
          </table:table-cell>
          <table:table-cell office:value-type="string" calcext:value-type="string">
            <text:p>tm-normal</text:p>
          </table:table-cell>
          <table:table-cell office:value-type="string" calcext:value-type="string">
            <text:p>TM90</text:p>
          </table:table-cell>
          <table:table-cell office:value-type="string" calcext:value-type="string">
            <text:p>わざマシン90</text:p>
          </table:table-cell>
          <table:table-cell office:value-type="string" calcext:value-type="string">
            <text:p>The user makes a copy of itself using some of its HP. The copy serves as the user's decoy.</text:p>
          </table:table-cell>
          <table:table-cell office:value-type="string" calcext:value-type="string">
            <text:p>じぶんの HPを すこし けずって ぶんしんを だす。ぶんしんは じぶんの みがわりに な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1</text:p>
          </table:table-cell>
          <table:table-cell office:value-type="string" calcext:value-type="string">
            <text:p>tm-steel</text:p>
          </table:table-cell>
          <table:table-cell office:value-type="string" calcext:value-type="string">
            <text:p>TM91</text:p>
          </table:table-cell>
          <table:table-cell office:value-type="string" calcext:value-type="string">
            <text:p>わざマシン91</text:p>
          </table:table-cell>
          <table:table-cell office:value-type="string" calcext:value-type="string">
            <text:p>The user gathers all its light energy and releases it in one shot. It may also lower the foe's Sp. Def stat.</text:p>
          </table:table-cell>
          <table:table-cell office:value-type="string" calcext:value-type="string">
            <text:p>からだの ひかりを いってんに あつめて ちからを はなつ。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2</text:p>
          </table:table-cell>
          <table:table-cell office:value-type="string" calcext:value-type="string">
            <text:p>tm-psychic</text:p>
          </table:table-cell>
          <table:table-cell office:value-type="string" calcext:value-type="string">
            <text:p>TM92</text:p>
          </table:table-cell>
          <table:table-cell office:value-type="string" calcext:value-type="string">
            <text:p>わざマシン92</text:p>
          </table:table-cell>
          <table:table-cell office:value-type="string" calcext:value-type="string">
            <text:p>The user creates a bizarre space in which slower Pokémon get to move first for five turns.</text:p>
          </table:table-cell>
          <table:table-cell office:value-type="string" calcext:value-type="string">
            <text:p>まかふしぎな くうかんを つくる。5ターンの あいだ おそい ポケモンから こうどう でき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hm01</text:p>
          </table:table-cell>
          <table:table-cell office:value-type="string" calcext:value-type="string">
            <text:p>hm-normal</text:p>
          </table:table-cell>
          <table:table-cell office:value-type="string" calcext:value-type="string">
            <text:p>HM01</text:p>
          </table:table-cell>
          <table:table-cell office:value-type="string" calcext:value-type="string">
            <text:p>ひでんマシン1</text:p>
          </table:table-cell>
          <table:table-cell office:value-type="string" calcext:value-type="string">
            <text:p>The foe is cut with a scythe or a claw. It can also be used to cut down thin trees.</text:p>
          </table:table-cell>
          <table:table-cell office:value-type="string" calcext:value-type="string">
            <text:p>カマや ツメなどで あいてを きりつけて こうげきする。ほそいき なども き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2</text:p>
          </table:table-cell>
          <table:table-cell office:value-type="string" calcext:value-type="string">
            <text:p>hm-flying</text:p>
          </table:table-cell>
          <table:table-cell office:value-type="string" calcext:value-type="string">
            <text:p>HM02</text:p>
          </table:table-cell>
          <table:table-cell office:value-type="string" calcext:value-type="string">
            <text:p>ひでんマシン2</text:p>
          </table:table-cell>
          <table:table-cell office:value-type="string" calcext:value-type="string">
            <text:p>The user soars, then strikes on the second turn. It can also be used to fly to any familiar town.</text:p>
          </table:table-cell>
          <table:table-cell office:value-type="string" calcext:value-type="string">
            <text:p>1ターンめで そらへ とび 2ターンめに こうげきする。しっている まちに とぶ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3</text:p>
          </table:table-cell>
          <table:table-cell office:value-type="string" calcext:value-type="string">
            <text:p>hm-water</text:p>
          </table:table-cell>
          <table:table-cell office:value-type="string" calcext:value-type="string">
            <text:p>HM03</text:p>
          </table:table-cell>
          <table:table-cell office:value-type="string" calcext:value-type="string">
            <text:p>ひでんマシン3</text:p>
          </table:table-cell>
          <table:table-cell office:value-type="string" calcext:value-type="string">
            <text:p>It swamps the entire battlefield with a giant wave. It can also be used to cross water.</text:p>
          </table:table-cell>
          <table:table-cell office:value-type="string" calcext:value-type="string">
            <text:p>おおきな なみで まわりに いるものを すべて こうげきする。みずの うえも およいで すすめ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4</text:p>
          </table:table-cell>
          <table:table-cell office:value-type="string" calcext:value-type="string">
            <text:p>hm-normal</text:p>
          </table:table-cell>
          <table:table-cell office:value-type="string" calcext:value-type="string">
            <text:p>HM04</text:p>
          </table:table-cell>
          <table:table-cell office:value-type="string" calcext:value-type="string">
            <text:p>ひでんマシン4</text:p>
          </table:table-cell>
          <table:table-cell office:value-type="string" calcext:value-type="string">
            <text:p>The foe is slugged with a punch thrown at maximum power. It can also be used to move boulders.</text:p>
          </table:table-cell>
          <table:table-cell office:value-type="string" calcext:value-type="string">
            <text:p>こんしんの ちからで あいてを なぐりつけて こうげきする。おもい いわを おす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5</text:p>
          </table:table-cell>
          <table:table-cell office:value-type="string" calcext:value-type="string">
            <text:p>hm-water</text:p>
          </table:table-cell>
          <table:table-cell office:value-type="string" calcext:value-type="string">
            <text:p>HM05</text:p>
          </table:table-cell>
          <table:table-cell office:value-type="string" calcext:value-type="string">
            <text:p>ひでんマシン5</text:p>
          </table:table-cell>
          <table:table-cell office:value-type="string" calcext:value-type="string">
            <text:p>Traps foes in a violent swirling whirlpool. It can also be used to traverse whirlpools.</text:p>
          </table:table-cell>
          <table:table-cell office:value-type="string" calcext:value-type="string">
            <text:p>はげしく うずまく みずの なかに あいてを とじこめて こうげきする。 うずのうえを とお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6</text:p>
          </table:table-cell>
          <table:table-cell office:value-type="string" calcext:value-type="string">
            <text:p>hm-fighting</text:p>
          </table:table-cell>
          <table:table-cell office:value-type="string" calcext:value-type="string">
            <text:p>HM06</text:p>
          </table:table-cell>
          <table:table-cell office:value-type="string" calcext:value-type="string">
            <text:p>ひでんマシン6</text:p>
          </table:table-cell>
          <table:table-cell office:value-type="string" calcext:value-type="string">
            <text:p>The user slugs the foe with a shattering punch. It can also smash cracked boulders.</text:p>
          </table:table-cell>
          <table:table-cell office:value-type="string" calcext:value-type="string">
            <text:p>いわを くだくような パンチで あいてを こうげきする。ひびわれた いわも こわせ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7</text:p>
          </table:table-cell>
          <table:table-cell office:value-type="string" calcext:value-type="string">
            <text:p>hm-water</text:p>
          </table:table-cell>
          <table:table-cell office:value-type="string" calcext:value-type="string">
            <text:p>HM07</text:p>
          </table:table-cell>
          <table:table-cell office:value-type="string" calcext:value-type="string">
            <text:p>ひでんマシン7</text:p>
          </table:table-cell>
          <table:table-cell office:value-type="string" calcext:value-type="string">
            <text:p>The user charges the foe at an awesome speed. It can also be used to climb a waterfall.</text:p>
          </table:table-cell>
          <table:table-cell office:value-type="string" calcext:value-type="string">
            <text:p>すごい いきおいで あいてに つっこみ こうげきする。ながれおちる たきも およいで のぼれ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8</text:p>
          </table:table-cell>
          <table:table-cell office:value-type="string" calcext:value-type="string">
            <text:p>hm-normal</text:p>
          </table:table-cell>
          <table:table-cell office:value-type="string" calcext:value-type="string">
            <text:p>HM08</text:p>
          </table:table-cell>
          <table:table-cell office:value-type="string" calcext:value-type="string">
            <text:p>ひでんマシン8</text:p>
          </table:table-cell>
          <table:table-cell office:value-type="string" calcext:value-type="string">
            <text:p>A charging attack that may also leave the foe confused. It can also be used to scale rocky walls.</text:p>
          </table:table-cell>
          <table:table-cell office:value-type="string" calcext:value-type="string">
            <text:p>とっしん こうげきで あいてを こんらん させることが ある。ごつごつした かべを のぼ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office:value-type="string" calcext:value-type="string">
            <text:p>たいせんの ルールが かかれている。 つうしんたいせん するとき ルールを えらぶことが 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office:value-type="string" calcext:value-type="string">
            <text:p>くさむらに かくれている ポケモンを さがしだせる どうぐ。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office:value-type="string" calcext:value-type="string">
            <text:p>かちとった バトルポイントの かずを みることが でき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office:value-type="string" calcext:value-type="string">
            <text:p>これまでの ぼうけん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office:value-type="string" calcext:value-type="string">
            <text:p>ボールカプセルに はりつけられる シールが はいった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office:value-type="string" calcext:value-type="string">
            <text:p>いろとりどりの アクセサリーを きれいにしまえる すてきな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office:value-type="string" calcext:value-type="string">
            <text:p>シールが 10まい いれられる ちっちゃな ふく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office:value-type="string" calcext:value-type="string">
            <text:p>ともだちを とうろくしたり あそんだ ことを きろくする べんりな てち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office:value-type="string" calcext:value-type="string">
            <text:p>たにまのはつでんしょの とびらを あけしめする おおきな カギ。 なぜか ギンガだんが もっていた。</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office:value-type="string" calcext:value-type="string">
            <text:p>カンナギタウンの ちょうろうに とどける おおむかしの おまもり。 ポケモンの ホネで つく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office:value-type="string" calcext:value-type="string">
            <text:p>ギンガだんアジトの セキュリティを かいじょ するための カードキー。 なくすと おしおき されるらし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office:value-type="string" calcext:value-type="string">
            <text:p>シンオウちほうを うみだした でんせつの ポケモンを つなぐと いわれる しんわの どうぐ。</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office:value-type="string" calcext:value-type="string">
            <text:p>いつでも てがるに みることが できる べんりな ちず。 じぶんの ばしょも わか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office:value-type="string" calcext:value-type="string">
            <text:p>たたかいたい トレーナーを おしえてくれる きかい。 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office:value-type="string" calcext:value-type="string">
            <text:p>ゲームコーナーで てにいれた コインを 50000まい まで いれることが できる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office:value-type="string" calcext:value-type="string">
            <text:p>ふるくて ボロ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office:value-type="string" calcext:value-type="string">
            <text:p>あたらしくて い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office:value-type="string" calcext:value-type="string">
            <text:p>さいしんの すご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office:value-type="string" calcext:value-type="string">
            <text:p>みずを かける どうぐ。 ふかふかのつちに うめ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office:value-type="string" calcext:value-type="string">
            <text:p>おりょうりで つくった ポフィンを ほぞんする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office:value-type="string" calcext:value-type="string">
            <text:p>ランニングシューズ よりも はやく はしることが できる おりたたみしきの じてんしゃ。</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office:value-type="string" calcext:value-type="string">
            <text:p>みずうみの ほとりにある こうきゅうホテルの ルームキー。 なぜか よく なくなってしま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A letter from Prof. Oak. Written in it is a request for you to go to Rt. 224.</text:p>
          </table:table-cell>
          <table:table-cell office:value-type="string" calcext:value-type="string">
            <text:p>オーキドはかせ からの てがみ。 なかには 224ばんどうろに きてほしいと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office:value-type="string" calcext:value-type="string">
            <text:p>つきのような かがやきを はなつ はね。 あくむを ふりはらう ちからを ひめていると つたえ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A card needed for entering the inn in Canalave City. Oddly, the last date marked on it was 50 years ago.</text:p>
          </table:table-cell>
          <table:table-cell office:value-type="string" calcext:value-type="string">
            <text:p>ミオシティの やどやに はいれる カード。なぜか 50ねんほどまえの ひづけが きざま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A flute that puts out echoing sounds that do not seem to be of this world. It is unknown who made it.</text:p>
          </table:table-cell>
          <table:table-cell office:value-type="string" calcext:value-type="string">
            <text:p>このよの ものとは おもえない ねいろが なりひびく ふえ。 いつ だれが つくったの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office:value-type="string" calcext:value-type="string">
            <text:p>こうそくせん アクアごうに のるとき ひつような ふねの チケット。ふねの えが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office:value-type="string" calcext:value-type="string">
            <text:p>ポケモンコンテストに さんかする ことが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office:value-type="string" calcext:value-type="string">
            <text:p>しゃくねつの マグマの ねつでとけた がんせきが かたまって できたもの。 なかに マグマが のこ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office:value-type="string" calcext:value-type="string">
            <text:p>フタバタウンから たびだった おさななじみに わたすように たのまれた おとどけ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office:value-type="string" calcext:value-type="string">
            <text:p>トバリシティの はずれにある ギンガだんの あやしい そうこに はいるため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potion</text:p>
          </table:table-cell>
          <table:table-cell office:value-type="string" calcext:value-type="string">
            <text:p>secret-potion</text:p>
          </table:table-cell>
          <table:table-cell office:value-type="string" calcext:value-type="string">
            <text:p>Secret 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office:value-type="string" calcext:value-type="string">
            <text:p>タンバシティの くすりやで もらえる どんな ポケモンでも たちまち げんきになる すごい くすり。</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office:value-type="string" calcext:value-type="string">
            <text:p>ともだち との しょうぶや とくしゅな しせつでの しょうぶを きろくできる かっこいい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office:value-type="string" calcext:value-type="string">
            <text:p>たんじょうびや きねんび などに かんしゃの きもちを つたえるため ブーケにして おくることが あ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A high-tech key that has to be used at a specific location. It emits a special electric signal to open a door.</text:p>
          </table:table-cell>
          <table:table-cell office:value-type="string" calcext:value-type="string">
            <text:p>きまった ばしょで つかうことで とくしゅな でんきしんごうを だして とびらを あける ハイテクな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office:value-type="string" calcext:value-type="string">
            <text:p>ぼんぐり それぞれ 99こずつ ほぞんできる べんりな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office:value-type="string" calcext:value-type="string">
            <text:p>みつけた アンノーン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office:value-type="string" calcext:value-type="string">
            <text:p>いつでも てがるに きのみを そだてられる けいたいしきの さいばい よう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office:value-type="string" calcext:value-type="string">
            <text:p>みえない どうぐに はんのうして おとと ひかりで おしえてくれる さいしんの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office:value-type="string" calcext:value-type="string">
            <text:p>「アオイのあいことば」 ばんぐみの ポイントを ため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lowpoketail</text:p>
          </table:table-cell>
          <table:table-cell office:value-type="string" calcext:value-type="string">
            <text:p>slowpoke-tail</text:p>
          </table:table-cell>
          <table:table-cell office:value-type="string" calcext:value-type="string">
            <text:p>Slowpoke Tail</text:p>
          </table:table-cell>
          <table:table-cell office:value-type="string" calcext:value-type="string">
            <text:p>おいしいシッポ</text:p>
          </table:table-cell>
          <table:table-cell office:value-type="string" calcext:value-type="string">
            <text:p>A very tasty tail of something. It sells for a high price.</text:p>
          </table:table-cell>
          <table:table-cell office:value-type="string" calcext:value-type="string">
            <text:p>とても おいしい なにかの しっぽ。 ショップで たかく う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office:value-type="string" calcext:value-type="string">
            <text:p>こころ やすまる ねいろが きける とても ふるめかしい スズ。</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office:value-type="string" calcext:value-type="string">
            <text:p>ラジオとうの シャッターを あける カードしき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office:value-type="string" calcext:value-type="string">
            <text:p>コガネちかつうろに ある とびらを あける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office:value-type="string" calcext:value-type="string">
            <text:p>みずを あげるための どうぐ。 きのみプランターに うえ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office:value-type="string" calcext:value-type="string">
            <text:p>いかりのみずうみに あらわれた あかい ギャラドスの ウロコ。 ほのおのように あかく かがやく。</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office:value-type="string" calcext:value-type="string">
            <text:p>モノマネむすめが なくした ピッピの にんぎ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office:value-type="string" calcext:value-type="string">
            <text:p>リニアモーターカーに のるときに ひつような チケット。 いつでも のりほうだ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office:value-type="string" calcext:value-type="string">
            <text:p>はつでんしょから ぬすまれた はつでんきの たいせつな ぶひん。</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office:value-type="string" calcext:value-type="string">
            <text:p>うずまきじまの最深部に入れるようになり、ルギアと戦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office:value-type="string" calcext:value-type="string">
            <text:p>にじいろに ひかり かがやく ふしぎな はね。</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office:value-type="string" calcext:value-type="string">
            <text:p>ポケモンじいさんから あずかった ふしぎな もようの タマゴ。 なんの タマゴ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office:value-type="string" calcext:value-type="string">
            <text:p>あかいろの　ぼんぐり　つーんと　はなにくる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office:value-type="string" calcext:value-type="string">
            <text:p>きいろの　ぼんぐり　さわやかな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office:value-type="string" calcext:value-type="string">
            <text:p>あおいろの　ぼんぐり　すこし　あおくさ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office:value-type="string" calcext:value-type="string">
            <text:p>みどりいろの ぼんぐり ふしぎと こうばし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office:value-type="string" calcext:value-type="string">
            <text:p>ももいろの ぼんぐり あまそうな い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office:value-type="string" calcext:value-type="string">
            <text:p>しろいろの ぼんぐり なんの かおりも しない。</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office:value-type="string" calcext:value-type="string">
            <text:p>くろいろの ぼんぐり なんとも いえな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office:value-type="string" calcext:value-type="string">
            <text:p>ぼうけんちゅうに さつえいした きねんしゃしんを かざる アルバム。</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office:value-type="string" calcext:value-type="string">
            <text:p>なつかしい きょくが きける おんがく プレイヤー。スイッチ ひとつで きりかえら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office:value-type="string" calcext:value-type="string">
            <text:p>うずまきじまの最奥で、まいこはんにルギアを召喚してもら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A famous candy in Mahogany Town. Many tourists like to buy them to take home.</text:p>
          </table:table-cell>
          <table:table-cell office:value-type="string" calcext:value-type="string">
            <text:p>チョウジめいぶつの まんじゅう。 おみやげひん として ゆうめ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データカード01</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style-name="Default" office:value-type="string" calcext:value-type="string">
            <text:p>ポケスロンの きろくが はいっている。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データカード02</text:p>
          </table:table-cell>
          <table:table-cell office:value-type="string" calcext:value-type="string">
            <text:p>It holds Pokéathlon records. It's a card that shows how many losses you've had.</text:p>
          </table:table-cell>
          <table:table-cell table:style-name="Default" office:value-type="string" calcext:value-type="string">
            <text:p>ポケスロンの きろくが はいっている。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データカード03</text:p>
          </table:table-cell>
          <table:table-cell office:value-type="string" calcext:value-type="string">
            <text:p>It holds Pokéathlon records. It's a card that shows how many times your Pokémon have dashed.</text:p>
          </table:table-cell>
          <table:table-cell table:style-name="Default" office:value-type="string" calcext:value-type="string">
            <text:p>ポケスロンの きろくが はいっている。 ポケモンの ダッシュ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データカード04</text:p>
          </table:table-cell>
          <table:table-cell office:value-type="string" calcext:value-type="string">
            <text:p>It holds Pokéathlon records. It's a card that shows how many times your Pokémon have jumped.</text:p>
          </table:table-cell>
          <table:table-cell table:style-name="Default" office:value-type="string" calcext:value-type="string">
            <text:p>ポケスロンの きろくが はいっている。 ポケモンの ジャンプ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データカード05</text:p>
          </table:table-cell>
          <table:table-cell office:value-type="string" calcext:value-type="string">
            <text:p>It holds Pokéathlon records. It's a card that shows how many times you've won the Hurdle Dash.</text:p>
          </table:table-cell>
          <table:table-cell table:style-name="Default" office:value-type="string" calcext:value-type="string">
            <text:p>ポケスロンの きろくが はいっている。 ダッシュハード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データカード06</text:p>
          </table:table-cell>
          <table:table-cell office:value-type="string" calcext:value-type="string">
            <text:p>It holds Pokéathlon records. It's a card that shows how many times you've won the Relay Run.</text:p>
          </table:table-cell>
          <table:table-cell table:style-name="Default" office:value-type="string" calcext:value-type="string">
            <text:p>ポケスロンの きろくが はいっている。 チェンジリレ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データカード07</text:p>
          </table:table-cell>
          <table:table-cell office:value-type="string" calcext:value-type="string">
            <text:p>It holds Pokéathlon records. It's a card that shows how many times you've won Pennant Capture.</text:p>
          </table:table-cell>
          <table:table-cell table:style-name="Default" office:value-type="string" calcext:value-type="string">
            <text:p>ポケスロンの きろくが はいっている。 スティールフラッグ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データカード08</text:p>
          </table:table-cell>
          <table:table-cell office:value-type="string" calcext:value-type="string">
            <text:p>It holds Pokéathlon records. It's a card that shows how many times you've won Block Smash.</text:p>
          </table:table-cell>
          <table:table-cell table:style-name="Default" office:value-type="string" calcext:value-type="string">
            <text:p>ポケスロンの きろくが はいっている。 ブレイクブロック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データカード09</text:p>
          </table:table-cell>
          <table:table-cell office:value-type="string" calcext:value-type="string">
            <text:p>It holds Pokéathlon records. It's a card that shows how many times you've won Disc Catch.</text:p>
          </table:table-cell>
          <table:table-cell table:style-name="Default" office:value-type="string" calcext:value-type="string">
            <text:p>ポケスロンの きろくが はいっている。 キャッチソーサ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データカード10</text:p>
          </table:table-cell>
          <table:table-cell office:value-type="string" calcext:value-type="string">
            <text:p>It holds Pokéathlon records. It's a card that shows how many times you've won Snow Throw.</text:p>
          </table:table-cell>
          <table:table-cell table:style-name="Default" office:value-type="string" calcext:value-type="string">
            <text:p>ポケスロンの きろくが はいっている。 シューティングスノ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データカード11</text:p>
          </table:table-cell>
          <table:table-cell office:value-type="string" calcext:value-type="string">
            <text:p>It holds Pokéathlon records. It's a card that shows how many points your Pokémon scored.</text:p>
          </table:table-cell>
          <table:table-cell table:style-name="Default" office:value-type="string" calcext:value-type="string">
            <text:p>ポケスロンの きろくが はいっている。 ポケモンの かくとく ポイント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データカード12</text:p>
          </table:table-cell>
          <table:table-cell office:value-type="string" calcext:value-type="string">
            <text:p>It holds Pokéathlon records. It's a card that shows how many times your Pokémon have failed.</text:p>
          </table:table-cell>
          <table:table-cell table:style-name="Default" office:value-type="string" calcext:value-type="string">
            <text:p>ポケスロンの きろくが はいっている。 ポケモンの しっぱい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データカード13</text:p>
          </table:table-cell>
          <table:table-cell office:value-type="string" calcext:value-type="string">
            <text:p>It holds Pokéathlon records. It's a card that shows how many times your Pokémon impeded themselves.</text:p>
          </table:table-cell>
          <table:table-cell table:style-name="Default" office:value-type="string" calcext:value-type="string">
            <text:p>ポケスロンの きろくが はいっている。 ポケモンの じめつ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データカード14</text:p>
          </table:table-cell>
          <table:table-cell office:value-type="string" calcext:value-type="string">
            <text:p>It holds Pokéathlon records. It's a card that shows how many times your Pokémon have tackled.</text:p>
          </table:table-cell>
          <table:table-cell table:style-name="Default" office:value-type="string" calcext:value-type="string">
            <text:p>ポケスロンの きろくが はいっている。 ポケモンの たいあたり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データカード15</text:p>
          </table:table-cell>
          <table:table-cell office:value-type="string" calcext:value-type="string">
            <text:p>It holds Pokéathlon records. It's a card that shows how many times your Pokémon have fallen down.</text:p>
          </table:table-cell>
          <table:table-cell table:style-name="Default" office:value-type="string" calcext:value-type="string">
            <text:p>ポケスロンの きろくが はいっている。 ポケモンの おち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データカード16</text:p>
          </table:table-cell>
          <table:table-cell office:value-type="string" calcext:value-type="string">
            <text:p>It holds Pokéathlon records. It's a card that shows how many times you've won Ring Drop.</text:p>
          </table:table-cell>
          <table:table-cell table:style-name="Default" office:value-type="string" calcext:value-type="string">
            <text:p>ポケスロンの きろくが はいっている。 リングアウトファイト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データカード17</text:p>
          </table:table-cell>
          <table:table-cell office:value-type="string" calcext:value-type="string">
            <text:p>It holds Pokéathlon records. It's a card that shows how many times you've won Lamp Jump.</text:p>
          </table:table-cell>
          <table:table-cell table:style-name="Default" office:value-type="string" calcext:value-type="string">
            <text:p>ポケスロンの きろくが はいっている。 バウンドフィールド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データカード18</text:p>
          </table:table-cell>
          <table:table-cell office:value-type="string" calcext:value-type="string">
            <text:p>It holds Pokéathlon records. It's a card that shows how many times you've won Circle Push.</text:p>
          </table:table-cell>
          <table:table-cell table:style-name="Default" office:value-type="string" calcext:value-type="string">
            <text:p>ポケスロンの きろくが はいっている。 プッシュサーク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データカード19</text:p>
          </table:table-cell>
          <table:table-cell office:value-type="string" calcext:value-type="string">
            <text:p>It holds Pokéathlon records. It's a card that shows how many Link Pokéathlon wins you've had.</text:p>
          </table:table-cell>
          <table:table-cell table:style-name="Default" office:value-type="string" calcext:value-type="string">
            <text:p>ポケスロンの きろくが はいっている。 つうしん ポケスロンの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データカード20</text:p>
          </table:table-cell>
          <table:table-cell office:value-type="string" calcext:value-type="string">
            <text:p>It holds Pokéathlon records. It's a card that shows how many Link Pokéathlon losses you've had.</text:p>
          </table:table-cell>
          <table:table-cell table:style-name="Default" office:value-type="string" calcext:value-type="string">
            <text:p>ポケスロンの きろくが はいっている。 つうしん ポケスロンの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データカード21</text:p>
          </table:table-cell>
          <table:table-cell office:value-type="string" calcext:value-type="string">
            <text:p>It holds Pokéathlon records. It's a card that shows how many times you've won an event.</text:p>
          </table:table-cell>
          <table:table-cell table:style-name="Default" office:value-type="string" calcext:value-type="string">
            <text:p>ポケスロンの きろくが はいっている。 きょうぎで 1い 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データカード22</text:p>
          </table:table-cell>
          <table:table-cell office:value-type="string" calcext:value-type="string">
            <text:p>It holds Pokéathlon records. It's a card that shows how many times you've lost an event.</text:p>
          </table:table-cell>
          <table:table-cell table:style-name="Default" office:value-type="string" calcext:value-type="string">
            <text:p>ポケスロンの きろくが はいっている。 きょうぎで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データカード23</text:p>
          </table:table-cell>
          <table:table-cell office:value-type="string" calcext:value-type="string">
            <text:p>It holds Pokéathlon records. It's a card that shows how many times you've switched Pokémon.</text:p>
          </table:table-cell>
          <table:table-cell table:style-name="Default" office:value-type="string" calcext:value-type="string">
            <text:p>ポケスロンの きろくが はいっている。 ポケモンの こうた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データカード24</text:p>
          </table:table-cell>
          <table:table-cell office:value-type="string" calcext:value-type="string">
            <text:p>It holds Pokéathlon records. It's a card that shows how many times you've won Goal Roll.</text:p>
          </table:table-cell>
          <table:table-cell table:style-name="Default" office:value-type="string" calcext:value-type="string">
            <text:p>ポケスロンの きろくが はいっている。 スマッシュゴー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データカード25</text:p>
          </table:table-cell>
          <table:table-cell office:value-type="string" calcext:value-type="string">
            <text:p>It holds Pokéathlon records. It's a card that shows how many times your Pokémon won individual prizes.</text:p>
          </table:table-cell>
          <table:table-cell table:style-name="Default" office:value-type="string" calcext:value-type="string">
            <text:p>ポケスロンの きろくが はいっている。 こじんしょう かくとく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データカード26</text:p>
          </table:table-cell>
          <table:table-cell office:value-type="string" calcext:value-type="string">
            <text:p>It holds Pokéathlon records. It's a card that shows how many times you've instructed your Pokémon.</text:p>
          </table:table-cell>
          <table:table-cell table:style-name="Default" office:value-type="string" calcext:value-type="string">
            <text:p>ポケスロンの きろくが はいっている。 ポケモンを タッチ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データカード27</text:p>
          </table:table-cell>
          <table:table-cell office:value-type="string" calcext:value-type="string">
            <text:p>It holds Pokéathlon records. It's a card that shows how much time you've spent in the Pokéathlon.</text:p>
          </table:table-cell>
          <table:table-cell table:style-name="Default" office:value-type="string" calcext:value-type="string">
            <text:p>ポケスロンの きろくが はいっている。 ポケスロンで あそんだ じかん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office:value-type="string" calcext:value-type="string">
            <text:p>うずもれのとうにレックウザ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A sturdy Capsule that can only be opened with a special key.</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A shiny red orb that is said to have a legend and has a deep connection with the Hoenn region.</text:p>
          </table:table-cell>
          <table:table-cell office:value-type="string" calcext:value-type="string">
            <text:p>うずもれのとうにグラードン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A shiny blue orb that is said to have a legend and has a deep connection with the Hoenn region.</text:p>
          </table:table-cell>
          <table:table-cell office:value-type="string" calcext:value-type="string">
            <text:p>うずもれのとうにカイオーガ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A crystal ball that was excavated from the ground. A very beautiful stone that is covered with bits of rock and earth.</text:p>
          </table:table-cell>
          <table:table-cell office:value-type="string" calcext:value-type="string">
            <text:p>じめんから ほりだされた すいしょうだま。いわと つちで おおわれているが とても きれ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5-03-15T19:06:26.841066187</dc:date>
    <meta:editing-duration>P1DT5H17M47S</meta:editing-duration>
    <meta:editing-cycles>113</meta:editing-cycles>
    <meta:generator>LibreOffice/7.3.7.2$Linux_X86_64 LibreOffice_project/30$Build-2</meta:generator>
    <meta:document-statistic meta:table-count="1" meta:cell-count="7695" meta:object-count="0"/>
  </office:meta>
</office:document-meta>
</file>